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4-03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2-0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94" calcext:value-type="float">
            <text:p>56.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8168" calcext:value-type="float">
            <text:p>56.2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7792" calcext:value-type="float">
            <text:p>56.2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4-12-1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4-12-1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4-10-03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4-08-01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3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7664" calcext:value-type="float">
            <text:p>56.7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5952" calcext:value-type="float">
            <text:p>56.7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5784" calcext:value-type="float">
            <text:p>56.9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5408" calcext:value-type="float">
            <text:p>56.9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1608" calcext:value-type="float">
            <text:p>57.0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332" calcext:value-type="float">
            <text:p>57.0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7224" calcext:value-type="float">
            <text:p>57.0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1504" calcext:value-type="float">
            <text:p>56.9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0856" calcext:value-type="float">
            <text:p>57.1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8184" calcext:value-type="float">
            <text:p>57.0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2464" calcext:value-type="float">
            <text:p>57.0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3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9416" calcext:value-type="float">
            <text:p>57.0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9792" calcext:value-type="float">
            <text:p>57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5408" calcext:value-type="float">
            <text:p>56.9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14" calcext:value-type="float">
            <text:p>56.9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5408" calcext:value-type="float">
            <text:p>56.9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0168" calcext:value-type="float">
            <text:p>56.9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20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1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35576" calcext:value-type="float">
            <text:p>2011.3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23384" calcext:value-type="float">
            <text:p>2011.3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92904" calcext:value-type="float">
            <text:p>2011.2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08144" calcext:value-type="float">
            <text:p>2011.3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38624" calcext:value-type="float">
            <text:p>2011.3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41672" calcext:value-type="float">
            <text:p>2011.3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4472" calcext:value-type="float">
            <text:p>2011.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56912" calcext:value-type="float">
            <text:p>2011.3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08728" calcext:value-type="float">
            <text:p>2011.4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6536" calcext:value-type="float">
            <text:p>2011.3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9584" calcext:value-type="float">
            <text:p>2011.3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044" calcext:value-type="float">
            <text:p>2011.3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91024" calcext:value-type="float">
            <text:p>2011.4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9688" calcext:value-type="float">
            <text:p>2011.4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45304" calcext:value-type="float">
            <text:p>2011.4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3616" calcext:value-type="float">
            <text:p>2011.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42256" calcext:value-type="float">
            <text:p>2011.4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14" calcext:value-type="float">
            <text:p>2011.4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0544" calcext:value-type="float">
            <text:p>2011.4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45304" calcext:value-type="float">
            <text:p>2011.4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45304" calcext:value-type="float">
            <text:p>2011.4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48352" calcext:value-type="float">
            <text:p>2011.4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14" calcext:value-type="float">
            <text:p>2011.4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33112" calcext:value-type="float">
            <text:p>2011.4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30064" calcext:value-type="float">
            <text:p>2011.4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14" calcext:value-type="float">
            <text:p>2011.4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9688" calcext:value-type="float">
            <text:p>2011.4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7976" calcext:value-type="float">
            <text:p>2011.4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72736" calcext:value-type="float">
            <text:p>2011.4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3592" calcext:value-type="float">
            <text:p>2011.4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4448" calcext:value-type="float">
            <text:p>2011.4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4448" calcext:value-type="float">
            <text:p>2011.4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664" calcext:value-type="float">
            <text:p>2011.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4448" calcext:value-type="float">
            <text:p>2011.4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4448" calcext:value-type="float">
            <text:p>2011.4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14" calcext:value-type="float">
            <text:p>2011.4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4448" calcext:value-type="float">
            <text:p>2011.4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42256" calcext:value-type="float">
            <text:p>2011.4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27016" calcext:value-type="float">
            <text:p>2011.4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27016" calcext:value-type="float">
            <text:p>2011.4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30064" calcext:value-type="float">
            <text:p>2011.4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4928" calcext:value-type="float">
            <text:p>2011.4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94072" calcext:value-type="float">
            <text:p>2011.4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7976" calcext:value-type="float">
            <text:p>2011.4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27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42256" calcext:value-type="float">
            <text:p>2011.4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17872" calcext:value-type="float">
            <text:p>2011.4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3488" calcext:value-type="float">
            <text:p>2011.3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3616" calcext:value-type="float">
            <text:p>2011.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14" calcext:value-type="float">
            <text:p>2011.4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4448" calcext:value-type="float">
            <text:p>2011.4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23968" calcext:value-type="float">
            <text:p>2011.4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0568" calcext:value-type="float">
            <text:p>2011.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02632" calcext:value-type="float">
            <text:p>2011.4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3488" calcext:value-type="float">
            <text:p>2011.3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3488" calcext:value-type="float">
            <text:p>2011.3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0568" calcext:value-type="float">
            <text:p>2011.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17872" calcext:value-type="float">
            <text:p>2011.4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17872" calcext:value-type="float">
            <text:p>2011.4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66056" calcext:value-type="float">
            <text:p>2011.3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5996" calcext:value-type="float">
            <text:p>2011.3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53864" calcext:value-type="float">
            <text:p>2011.3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53864" calcext:value-type="float">
            <text:p>2011.3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5996" calcext:value-type="float">
            <text:p>2011.3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56912" calcext:value-type="float">
            <text:p>2011.3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53864" calcext:value-type="float">
            <text:p>2011.3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2152" calcext:value-type="float">
            <text:p>2011.3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41672" calcext:value-type="float">
            <text:p>2011.3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38624" calcext:value-type="float">
            <text:p>2011.3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41672" calcext:value-type="float">
            <text:p>2011.3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53864" calcext:value-type="float">
            <text:p>2011.3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53864" calcext:value-type="float">
            <text:p>2011.3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6852" calcext:value-type="float">
            <text:p>2011.2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52" calcext:value-type="float">
            <text:p>2011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52" calcext:value-type="float">
            <text:p>2011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2152" calcext:value-type="float">
            <text:p>2011.3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4472" calcext:value-type="float">
            <text:p>2011.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35576" calcext:value-type="float">
            <text:p>2011.3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35576" calcext:value-type="float">
            <text:p>2011.3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20336" calcext:value-type="float">
            <text:p>2011.3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86808" calcext:value-type="float">
            <text:p>2011.2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86808" calcext:value-type="float">
            <text:p>2011.2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86808" calcext:value-type="float">
            <text:p>2011.2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89856" calcext:value-type="float">
            <text:p>2011.2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08144" calcext:value-type="float">
            <text:p>2011.3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23384" calcext:value-type="float">
            <text:p>2011.3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1424" calcext:value-type="float">
            <text:p>2011.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05096" calcext:value-type="float">
            <text:p>2011.3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8376" calcext:value-type="float">
            <text:p>2011.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59376" calcext:value-type="float">
            <text:p>2011.2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5328" calcext:value-type="float">
            <text:p>2011.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6852" calcext:value-type="float">
            <text:p>2011.2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02048" calcext:value-type="float">
            <text:p>2011.3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71568" calcext:value-type="float">
            <text:p>2011.2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41088" calcext:value-type="float">
            <text:p>2011.2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16704" calcext:value-type="float">
            <text:p>2011.2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98416" calcext:value-type="float">
            <text:p>2011.1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10608" calcext:value-type="float">
            <text:p>2011.2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95368" calcext:value-type="float">
            <text:p>2011.1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0756" calcext:value-type="float">
            <text:p>2011.2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13656" calcext:value-type="float">
            <text:p>2011.2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01464" calcext:value-type="float">
            <text:p>2011.2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9232" calcext:value-type="float">
            <text:p>2011.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95368" calcext:value-type="float">
            <text:p>2011.1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89272" calcext:value-type="float">
            <text:p>2011.1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98416" calcext:value-type="float">
            <text:p>2011.1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6184" calcext:value-type="float">
            <text:p>2011.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43552" calcext:value-type="float">
            <text:p>2011.1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28312" calcext:value-type="float">
            <text:p>2011.1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25264" calcext:value-type="float">
            <text:p>2011.1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22216" calcext:value-type="float">
            <text:p>2011.1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40504" calcext:value-type="float">
            <text:p>2011.1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466" calcext:value-type="float">
            <text:p>2011.1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466" calcext:value-type="float">
            <text:p>2011.1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28312" calcext:value-type="float">
            <text:p>2011.1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8792" calcext:value-type="float">
            <text:p>2011.1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8792" calcext:value-type="float">
            <text:p>2011.1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7708" calcext:value-type="float">
            <text:p>2011.1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95368" calcext:value-type="float">
            <text:p>2011.1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86224" calcext:value-type="float">
            <text:p>2011.1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70984" calcext:value-type="float">
            <text:p>2011.1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5744" calcext:value-type="float">
            <text:p>2011.1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22216" calcext:value-type="float">
            <text:p>2011.1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0088" calcext:value-type="float">
            <text:p>2011.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97832" calcext:value-type="float">
            <text:p>2011.0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91736" calcext:value-type="float">
            <text:p>2011.0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8564" calcext:value-type="float">
            <text:p>2011.0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0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64304" calcext:value-type="float">
            <text:p>2011.0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82592" calcext:value-type="float">
            <text:p>2011.0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6872" calcext:value-type="float">
            <text:p>2011.0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03344" calcext:value-type="float">
            <text:p>2011.0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97248" calcext:value-type="float">
            <text:p>2010.9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46016" calcext:value-type="float">
            <text:p>2011.0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27728" calcext:value-type="float">
            <text:p>2011.0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15536" calcext:value-type="float">
            <text:p>2011.0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2468" calcext:value-type="float">
            <text:p>2011.0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942" calcext:value-type="float">
            <text:p>2010.9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6768" calcext:value-type="float">
            <text:p>2010.9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51528" calcext:value-type="float">
            <text:p>2010.9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27144" calcext:value-type="float">
            <text:p>2010.9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24096" calcext:value-type="float">
            <text:p>2010.9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36288" calcext:value-type="float">
            <text:p>2010.9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27144" calcext:value-type="float">
            <text:p>2010.9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21048" calcext:value-type="float">
            <text:p>2010.9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08856" calcext:value-type="float">
            <text:p>2010.9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90568" calcext:value-type="float">
            <text:p>2010.8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78376" calcext:value-type="float">
            <text:p>2010.8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78376" calcext:value-type="float">
            <text:p>2010.8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69232" calcext:value-type="float">
            <text:p>2010.8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78376" calcext:value-type="float">
            <text:p>2010.8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78376" calcext:value-type="float">
            <text:p>2010.8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63136" calcext:value-type="float">
            <text:p>2010.8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47896" calcext:value-type="float">
            <text:p>2010.8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35704" calcext:value-type="float">
            <text:p>2010.8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32656" calcext:value-type="float">
            <text:p>2010.8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1132" calcext:value-type="float">
            <text:p>2010.8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99128" calcext:value-type="float">
            <text:p>2010.7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08272" calcext:value-type="float">
            <text:p>2010.8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9608" calcext:value-type="float">
            <text:p>2010.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05224" calcext:value-type="float">
            <text:p>2010.8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77792" calcext:value-type="float">
            <text:p>2010.7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68648" calcext:value-type="float">
            <text:p>2010.7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29024" calcext:value-type="float">
            <text:p>2010.7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83304" calcext:value-type="float">
            <text:p>2010.6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31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37584" calcext:value-type="float">
            <text:p>2010.6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10736" calcext:value-type="float">
            <text:p>2010.7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894" calcext:value-type="float">
            <text:p>2010.6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68064" calcext:value-type="float">
            <text:p>2010.6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40632" calcext:value-type="float">
            <text:p>2010.6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10152" calcext:value-type="float">
            <text:p>2010.6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6748" calcext:value-type="float">
            <text:p>2010.5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15664" calcext:value-type="float">
            <text:p>2010.5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18128" calcext:value-type="float">
            <text:p>2010.4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36416" calcext:value-type="float">
            <text:p>2010.4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1508" calcext:value-type="float">
            <text:p>2010.4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1508" calcext:value-type="float">
            <text:p>2010.4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08984" calcext:value-type="float">
            <text:p>2010.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72992" calcext:value-type="float">
            <text:p>2010.4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48608" calcext:value-type="float">
            <text:p>2010.4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36416" calcext:value-type="float">
            <text:p>2010.4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66312" calcext:value-type="float">
            <text:p>2010.3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18128" calcext:value-type="float">
            <text:p>2010.4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12032" calcext:value-type="float">
            <text:p>2010.4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08984" calcext:value-type="float">
            <text:p>2010.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96792" calcext:value-type="float">
            <text:p>2010.3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81552" calcext:value-type="float">
            <text:p>2010.3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51072" calcext:value-type="float">
            <text:p>2010.3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20592" calcext:value-type="float">
            <text:p>2010.3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32784" calcext:value-type="float">
            <text:p>2010.3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44976" calcext:value-type="float">
            <text:p>2010.3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35832" calcext:value-type="float">
            <text:p>2010.3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44976" calcext:value-type="float">
            <text:p>2010.3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26688" calcext:value-type="float">
            <text:p>2010.3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53536" calcext:value-type="float">
            <text:p>2010.2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322" calcext:value-type="float">
            <text:p>2010.2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44392" calcext:value-type="float">
            <text:p>2010.2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90112" calcext:value-type="float">
            <text:p>2010.2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84016" calcext:value-type="float">
            <text:p>2010.2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6268" calcext:value-type="float">
            <text:p>2010.2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26688" calcext:value-type="float">
            <text:p>2010.3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74872" calcext:value-type="float">
            <text:p>2010.2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35248" calcext:value-type="float">
            <text:p>2010.2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322" calcext:value-type="float">
            <text:p>2010.2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1696" calcext:value-type="float">
            <text:p>2010.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0172" calcext:value-type="float">
            <text:p>2010.2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44392" calcext:value-type="float">
            <text:p>2010.2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174288" calcext:value-type="float">
            <text:p>2010.1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20592" calcext:value-type="float">
            <text:p>2010.3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14496" calcext:value-type="float">
            <text:p>2010.3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02304" calcext:value-type="float">
            <text:p>2010.3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96208" calcext:value-type="float">
            <text:p>2010.2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9316" calcext:value-type="float">
            <text:p>2010.2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7792" calcext:value-type="float">
            <text:p>2010.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32784" calcext:value-type="float">
            <text:p>2010.3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11448" calcext:value-type="float">
            <text:p>2010.3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68776" calcext:value-type="float">
            <text:p>2010.2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80968" calcext:value-type="float">
            <text:p>2010.2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35248" calcext:value-type="float">
            <text:p>2010.2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65728" calcext:value-type="float">
            <text:p>2010.2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0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29152" calcext:value-type="float">
            <text:p>2010.2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78504" calcext:value-type="float">
            <text:p>2010.3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60216" calcext:value-type="float">
            <text:p>2010.3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48024" calcext:value-type="float">
            <text:p>2010.3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48024" calcext:value-type="float">
            <text:p>2010.3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26688" calcext:value-type="float">
            <text:p>2010.3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90112" calcext:value-type="float">
            <text:p>2010.2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44976" calcext:value-type="float">
            <text:p>2010.3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72408" calcext:value-type="float">
            <text:p>2010.3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3888" calcext:value-type="float">
            <text:p>2010.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60216" calcext:value-type="float">
            <text:p>2010.3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9984" calcext:value-type="float">
            <text:p>2010.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05936" calcext:value-type="float">
            <text:p>2010.4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48024" calcext:value-type="float">
            <text:p>2010.3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4556" calcext:value-type="float">
            <text:p>2010.4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1508" calcext:value-type="float">
            <text:p>2010.4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72992" calcext:value-type="float">
            <text:p>2010.4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54704" calcext:value-type="float">
            <text:p>2010.4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48608" calcext:value-type="float">
            <text:p>2010.4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27272" calcext:value-type="float">
            <text:p>2010.4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12032" calcext:value-type="float">
            <text:p>2010.4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66312" calcext:value-type="float">
            <text:p>2010.3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05352" calcext:value-type="float">
            <text:p>2010.3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56584" calcext:value-type="float">
            <text:p>2010.2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10864" calcext:value-type="float">
            <text:p>2010.2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68776" calcext:value-type="float">
            <text:p>2010.2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02304" calcext:value-type="float">
            <text:p>2010.3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74872" calcext:value-type="float">
            <text:p>2010.2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48024" calcext:value-type="float">
            <text:p>2010.3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6936" calcext:value-type="float">
            <text:p>2010.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846" calcext:value-type="float">
            <text:p>2010.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3888" calcext:value-type="float">
            <text:p>2010.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87648" calcext:value-type="float">
            <text:p>2010.3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57168" calcext:value-type="float">
            <text:p>2010.3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51072" calcext:value-type="float">
            <text:p>2010.3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51072" calcext:value-type="float">
            <text:p>2010.3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66312" calcext:value-type="float">
            <text:p>2010.3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05936" calcext:value-type="float">
            <text:p>2010.4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24224" calcext:value-type="float">
            <text:p>2010.4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72408" calcext:value-type="float">
            <text:p>2010.3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51072" calcext:value-type="float">
            <text:p>2010.3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48024" calcext:value-type="float">
            <text:p>2010.3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90696" calcext:value-type="float">
            <text:p>2010.3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084" calcext:value-type="float">
            <text:p>2010.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84016" calcext:value-type="float">
            <text:p>2010.2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6268" calcext:value-type="float">
            <text:p>2010.2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17544" calcext:value-type="float">
            <text:p>2010.3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51072" calcext:value-type="float">
            <text:p>2010.3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60216" calcext:value-type="float">
            <text:p>2010.3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3888" calcext:value-type="float">
            <text:p>2010.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26688" calcext:value-type="float">
            <text:p>2010.3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05352" calcext:value-type="float">
            <text:p>2010.3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11448" calcext:value-type="float">
            <text:p>2010.3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287064" calcext:value-type="float">
            <text:p>2010.2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02304" calcext:value-type="float">
            <text:p>2010.3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9984" calcext:value-type="float">
            <text:p>2010.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66896" calcext:value-type="float">
            <text:p>2010.4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21176" calcext:value-type="float">
            <text:p>2010.4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29736" calcext:value-type="float">
            <text:p>2010.3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02888" calcext:value-type="float">
            <text:p>2010.4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82136" calcext:value-type="float">
            <text:p>2010.4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69944" calcext:value-type="float">
            <text:p>2010.4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81552" calcext:value-type="float">
            <text:p>2010.3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87648" calcext:value-type="float">
            <text:p>2010.3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24224" calcext:value-type="float">
            <text:p>2010.4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9984" calcext:value-type="float">
            <text:p>2010.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69944" calcext:value-type="float">
            <text:p>2010.4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0652" calcext:value-type="float">
            <text:p>2010.5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18712" calcext:value-type="float">
            <text:p>2010.5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94328" calcext:value-type="float">
            <text:p>2010.4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33952" calcext:value-type="float">
            <text:p>2010.5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88816" calcext:value-type="float">
            <text:p>2010.5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61384" calcext:value-type="float">
            <text:p>2010.5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40048" calcext:value-type="float">
            <text:p>2010.5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44976" calcext:value-type="float">
            <text:p>2010.3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2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31488" calcext:value-type="float">
            <text:p>2010.6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46728" calcext:value-type="float">
            <text:p>2010.6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5892" calcext:value-type="float">
            <text:p>2010.6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55872" calcext:value-type="float">
            <text:p>2010.6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92448" calcext:value-type="float">
            <text:p>2010.6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86352" calcext:value-type="float">
            <text:p>2010.6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01592" calcext:value-type="float">
            <text:p>2010.7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56456" calcext:value-type="float">
            <text:p>2010.7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05224" calcext:value-type="float">
            <text:p>2010.8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35704" calcext:value-type="float">
            <text:p>2010.8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60088" calcext:value-type="float">
            <text:p>2010.8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93616" calcext:value-type="float">
            <text:p>2010.8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66184" calcext:value-type="float">
            <text:p>2010.8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21048" calcext:value-type="float">
            <text:p>2010.9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36288" calcext:value-type="float">
            <text:p>2010.9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42384" calcext:value-type="float">
            <text:p>2010.9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75912" calcext:value-type="float">
            <text:p>2010.9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7896" calcext:value-type="float">
            <text:p>2010.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3824" calcext:value-type="float">
            <text:p>2011.0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9544" calcext:value-type="float">
            <text:p>2011.0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67352" calcext:value-type="float">
            <text:p>2011.0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94784" calcext:value-type="float">
            <text:p>2011.0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94784" calcext:value-type="float">
            <text:p>2011.0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3448" calcext:value-type="float">
            <text:p>2011.0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94784" calcext:value-type="float">
            <text:p>2011.0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13072" calcext:value-type="float">
            <text:p>2011.1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97832" calcext:value-type="float">
            <text:p>2011.0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94784" calcext:value-type="float">
            <text:p>2011.0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03928" calcext:value-type="float">
            <text:p>2011.1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4408" calcext:value-type="float">
            <text:p>2011.1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2696" calcext:value-type="float">
            <text:p>2011.1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19168" calcext:value-type="float">
            <text:p>2011.1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97832" calcext:value-type="float">
            <text:p>2011.0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03928" calcext:value-type="float">
            <text:p>2011.1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52112" calcext:value-type="float">
            <text:p>2011.0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6872" calcext:value-type="float">
            <text:p>2011.0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00296" calcext:value-type="float">
            <text:p>2011.0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97248" calcext:value-type="float">
            <text:p>2010.9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42384" calcext:value-type="float">
            <text:p>2010.9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88104" calcext:value-type="float">
            <text:p>2010.9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49064" calcext:value-type="float">
            <text:p>2011.0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40504" calcext:value-type="float">
            <text:p>2011.1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89272" calcext:value-type="float">
            <text:p>2011.1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9232" calcext:value-type="float">
            <text:p>2011.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98416" calcext:value-type="float">
            <text:p>2011.1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19752" calcext:value-type="float">
            <text:p>2011.2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25848" calcext:value-type="float">
            <text:p>2011.2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19752" calcext:value-type="float">
            <text:p>2011.2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25848" calcext:value-type="float">
            <text:p>2011.2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80712" calcext:value-type="float">
            <text:p>2011.2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77664" calcext:value-type="float">
            <text:p>2011.2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92904" calcext:value-type="float">
            <text:p>2011.2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6852" calcext:value-type="float">
            <text:p>2011.2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25848" calcext:value-type="float">
            <text:p>2011.2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7708" calcext:value-type="float">
            <text:p>2011.1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8792" calcext:value-type="float">
            <text:p>2011.1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2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67936" calcext:value-type="float">
            <text:p>2011.1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47184" calcext:value-type="float">
            <text:p>2011.2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77664" calcext:value-type="float">
            <text:p>2011.2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228" calcext:value-type="float">
            <text:p>2011.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32528" calcext:value-type="float">
            <text:p>2011.3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56912" calcext:value-type="float">
            <text:p>2011.3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89856" calcext:value-type="float">
            <text:p>2011.2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2152" calcext:value-type="float">
            <text:p>2011.3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69104" calcext:value-type="float">
            <text:p>2011.3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38624" calcext:value-type="float">
            <text:p>2011.3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4472" calcext:value-type="float">
            <text:p>2011.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39208" calcext:value-type="float">
            <text:p>2011.4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27016" calcext:value-type="float">
            <text:p>2011.4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0544" calcext:value-type="float">
            <text:p>2011.4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7496" calcext:value-type="float">
            <text:p>2011.4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188" calcext:value-type="float">
            <text:p>2011.4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91024" calcext:value-type="float">
            <text:p>2011.4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91024" calcext:value-type="float">
            <text:p>2011.4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7976" calcext:value-type="float">
            <text:p>2011.4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9688" calcext:value-type="float">
            <text:p>2011.4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7496" calcext:value-type="float">
            <text:p>2011.4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4928" calcext:value-type="float">
            <text:p>2011.4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4928" calcext:value-type="float">
            <text:p>2011.4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23968" calcext:value-type="float">
            <text:p>2011.4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7976" calcext:value-type="float">
            <text:p>2011.4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94072" calcext:value-type="float">
            <text:p>2011.4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18456" calcext:value-type="float">
            <text:p>2011.5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3696" calcext:value-type="float">
            <text:p>2011.5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21504" calcext:value-type="float">
            <text:p>2011.5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21504" calcext:value-type="float">
            <text:p>2011.5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15408" calcext:value-type="float">
            <text:p>2011.5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03216" calcext:value-type="float">
            <text:p>2011.5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09312" calcext:value-type="float">
            <text:p>2011.5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9712" calcext:value-type="float">
            <text:p>2011.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6744" calcext:value-type="float">
            <text:p>2011.5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4284" calcext:value-type="float">
            <text:p>2011.5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6744" calcext:value-type="float">
            <text:p>2011.5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9792" calcext:value-type="float">
            <text:p>2011.5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6744" calcext:value-type="float">
            <text:p>2011.5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0648" calcext:value-type="float">
            <text:p>2011.5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276" calcext:value-type="float">
            <text:p>2011.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0648" calcext:value-type="float">
            <text:p>2011.5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6744" calcext:value-type="float">
            <text:p>2011.5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15408" calcext:value-type="float">
            <text:p>2011.5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06264" calcext:value-type="float">
            <text:p>2011.5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15408" calcext:value-type="float">
            <text:p>2011.5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09312" calcext:value-type="float">
            <text:p>2011.5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18456" calcext:value-type="float">
            <text:p>2011.5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24552" calcext:value-type="float">
            <text:p>2011.5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276" calcext:value-type="float">
            <text:p>2011.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09312" calcext:value-type="float">
            <text:p>2011.5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9712" calcext:value-type="float">
            <text:p>2011.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91024" calcext:value-type="float">
            <text:p>2011.4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9712" calcext:value-type="float">
            <text:p>2011.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03216" calcext:value-type="float">
            <text:p>2011.5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4928" calcext:value-type="float">
            <text:p>2011.4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9688" calcext:value-type="float">
            <text:p>2011.4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9688" calcext:value-type="float">
            <text:p>2011.4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72736" calcext:value-type="float">
            <text:p>2011.4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3592" calcext:value-type="float">
            <text:p>2011.4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9688" calcext:value-type="float">
            <text:p>2011.4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9688" calcext:value-type="float">
            <text:p>2011.4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78832" calcext:value-type="float">
            <text:p>2011.4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7976" calcext:value-type="float">
            <text:p>2011.4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75784" calcext:value-type="float">
            <text:p>2011.4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75784" calcext:value-type="float">
            <text:p>2011.4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664" calcext:value-type="float">
            <text:p>2011.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4448" calcext:value-type="float">
            <text:p>2011.4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0568" calcext:value-type="float">
            <text:p>2011.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2948" calcext:value-type="float">
            <text:p>2011.3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14824" calcext:value-type="float">
            <text:p>2011.4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00168" calcext:value-type="float">
            <text:p>2011.5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9688" calcext:value-type="float">
            <text:p>2011.4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48352" calcext:value-type="float">
            <text:p>2011.4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45304" calcext:value-type="float">
            <text:p>2011.4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0544" calcext:value-type="float">
            <text:p>2011.4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7496" calcext:value-type="float">
            <text:p>2011.4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45304" calcext:value-type="float">
            <text:p>2011.4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39208" calcext:value-type="float">
            <text:p>2011.4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39208" calcext:value-type="float">
            <text:p>2011.4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27016" calcext:value-type="float">
            <text:p>2011.4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2092" calcext:value-type="float">
            <text:p>2011.4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33112" calcext:value-type="float">
            <text:p>2011.4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17872" calcext:value-type="float">
            <text:p>2011.4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02632" calcext:value-type="float">
            <text:p>2011.4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48352" calcext:value-type="float">
            <text:p>2011.4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17872" calcext:value-type="float">
            <text:p>2011.4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02632" calcext:value-type="float">
            <text:p>2011.4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044" calcext:value-type="float">
            <text:p>2011.3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6536" calcext:value-type="float">
            <text:p>2011.3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11776" calcext:value-type="float">
            <text:p>2011.4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11776" calcext:value-type="float">
            <text:p>2011.4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044" calcext:value-type="float">
            <text:p>2011.3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3488" calcext:value-type="float">
            <text:p>2011.3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044" calcext:value-type="float">
            <text:p>2011.3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52" calcext:value-type="float">
            <text:p>2011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8248" calcext:value-type="float">
            <text:p>2011.3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87392" calcext:value-type="float">
            <text:p>2011.3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81296" calcext:value-type="float">
            <text:p>2011.3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52" calcext:value-type="float">
            <text:p>2011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8248" calcext:value-type="float">
            <text:p>2011.3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52" calcext:value-type="float">
            <text:p>2011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87392" calcext:value-type="float">
            <text:p>2011.3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2152" calcext:value-type="float">
            <text:p>2011.3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2152" calcext:value-type="float">
            <text:p>2011.3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66056" calcext:value-type="float">
            <text:p>2011.3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044" calcext:value-type="float">
            <text:p>2011.3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84344" calcext:value-type="float">
            <text:p>2011.3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2152" calcext:value-type="float">
            <text:p>2011.3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6536" calcext:value-type="float">
            <text:p>2011.3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2092" calcext:value-type="float">
            <text:p>2011.4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17872" calcext:value-type="float">
            <text:p>2011.4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9584" calcext:value-type="float">
            <text:p>2011.3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84344" calcext:value-type="float">
            <text:p>2011.3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2152" calcext:value-type="float">
            <text:p>2011.3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8248" calcext:value-type="float">
            <text:p>2011.3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87392" calcext:value-type="float">
            <text:p>2011.3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6536" calcext:value-type="float">
            <text:p>2011.3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6536" calcext:value-type="float">
            <text:p>2011.3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81296" calcext:value-type="float">
            <text:p>2011.3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84344" calcext:value-type="float">
            <text:p>2011.3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8248" calcext:value-type="float">
            <text:p>2011.3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41672" calcext:value-type="float">
            <text:p>2011.3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32528" calcext:value-type="float">
            <text:p>2011.3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17288" calcext:value-type="float">
            <text:p>2011.3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08144" calcext:value-type="float">
            <text:p>2011.3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74616" calcext:value-type="float">
            <text:p>2011.2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99" calcext:value-type="float">
            <text:p>2011.2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92904" calcext:value-type="float">
            <text:p>2011.2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74616" calcext:value-type="float">
            <text:p>2011.2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77664" calcext:value-type="float">
            <text:p>2011.2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77664" calcext:value-type="float">
            <text:p>2011.2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74616" calcext:value-type="float">
            <text:p>2011.2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8376" calcext:value-type="float">
            <text:p>2011.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80712" calcext:value-type="float">
            <text:p>2011.2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1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50232" calcext:value-type="float">
            <text:p>2011.2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59376" calcext:value-type="float">
            <text:p>2011.2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71568" calcext:value-type="float">
            <text:p>2011.2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71568" calcext:value-type="float">
            <text:p>2011.2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77664" calcext:value-type="float">
            <text:p>2011.2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47184" calcext:value-type="float">
            <text:p>2011.2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228" calcext:value-type="float">
            <text:p>2011.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10608" calcext:value-type="float">
            <text:p>2011.2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6184" calcext:value-type="float">
            <text:p>2011.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466" calcext:value-type="float">
            <text:p>2011.1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466" calcext:value-type="float">
            <text:p>2011.1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8792" calcext:value-type="float">
            <text:p>2011.1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8792" calcext:value-type="float">
            <text:p>2011.1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64888" calcext:value-type="float">
            <text:p>2011.1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40504" calcext:value-type="float">
            <text:p>2011.1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5744" calcext:value-type="float">
            <text:p>2011.1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5744" calcext:value-type="float">
            <text:p>2011.1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5744" calcext:value-type="float">
            <text:p>2011.1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7456" calcext:value-type="float">
            <text:p>2011.1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43552" calcext:value-type="float">
            <text:p>2011.1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5744" calcext:value-type="float">
            <text:p>2011.1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7456" calcext:value-type="float">
            <text:p>2011.1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19168" calcext:value-type="float">
            <text:p>2011.1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1612" calcext:value-type="float">
            <text:p>2011.1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1612" calcext:value-type="float">
            <text:p>2011.1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3448" calcext:value-type="float">
            <text:p>2011.0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6496" calcext:value-type="float">
            <text:p>2011.0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64304" calcext:value-type="float">
            <text:p>2011.0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42968" calcext:value-type="float">
            <text:p>2011.0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992" calcext:value-type="float">
            <text:p>2011.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27728" calcext:value-type="float">
            <text:p>2011.0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61256" calcext:value-type="float">
            <text:p>2011.0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3448" calcext:value-type="float">
            <text:p>2011.0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61256" calcext:value-type="float">
            <text:p>2011.0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992" calcext:value-type="float">
            <text:p>2011.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03344" calcext:value-type="float">
            <text:p>2011.0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97248" calcext:value-type="float">
            <text:p>2010.9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75912" calcext:value-type="float">
            <text:p>2010.9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75912" calcext:value-type="float">
            <text:p>2010.9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72864" calcext:value-type="float">
            <text:p>2010.9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6768" calcext:value-type="float">
            <text:p>2010.9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7896" calcext:value-type="float">
            <text:p>2010.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372" calcext:value-type="float">
            <text:p>2010.9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51528" calcext:value-type="float">
            <text:p>2010.9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0276" calcext:value-type="float">
            <text:p>2010.9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60088" calcext:value-type="float">
            <text:p>2010.8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2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35704" calcext:value-type="float">
            <text:p>2010.8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65016" calcext:value-type="float">
            <text:p>2010.6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83304" calcext:value-type="float">
            <text:p>2010.6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65016" calcext:value-type="float">
            <text:p>2010.6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68064" calcext:value-type="float">
            <text:p>2010.6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99128" calcext:value-type="float">
            <text:p>2010.7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44264" calcext:value-type="float">
            <text:p>2010.7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3512" calcext:value-type="float">
            <text:p>2010.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08272" calcext:value-type="float">
            <text:p>2010.8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99128" calcext:value-type="float">
            <text:p>2010.7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1132" calcext:value-type="float">
            <text:p>2010.8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86936" calcext:value-type="float">
            <text:p>2010.7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656" calcext:value-type="float">
            <text:p>2010.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47312" calcext:value-type="float">
            <text:p>2010.7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47312" calcext:value-type="float">
            <text:p>2010.7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16832" calcext:value-type="float">
            <text:p>2010.7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0464" calcext:value-type="float">
            <text:p>2010.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5892" calcext:value-type="float">
            <text:p>2010.6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132" calcext:value-type="float">
            <text:p>2010.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79672" calcext:value-type="float">
            <text:p>2010.5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8272" calcext:value-type="float">
            <text:p>2010.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24808" calcext:value-type="float">
            <text:p>2010.5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30904" calcext:value-type="float">
            <text:p>2010.5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2176" calcext:value-type="float">
            <text:p>2010.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2176" calcext:value-type="float">
            <text:p>2010.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09568" calcext:value-type="float">
            <text:p>2010.5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15664" calcext:value-type="float">
            <text:p>2010.5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00424" calcext:value-type="float">
            <text:p>2010.5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24808" calcext:value-type="float">
            <text:p>2010.5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88232" calcext:value-type="float">
            <text:p>2010.4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48608" calcext:value-type="float">
            <text:p>2010.4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32784" calcext:value-type="float">
            <text:p>2010.3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60216" calcext:value-type="float">
            <text:p>2010.3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51656" calcext:value-type="float">
            <text:p>2010.4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63848" calcext:value-type="float">
            <text:p>2010.4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608" calcext:value-type="float">
            <text:p>2010.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42512" calcext:value-type="float">
            <text:p>2010.4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4556" calcext:value-type="float">
            <text:p>2010.4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39464" calcext:value-type="float">
            <text:p>2010.4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12032" calcext:value-type="float">
            <text:p>2010.4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1508" calcext:value-type="float">
            <text:p>2010.4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24224" calcext:value-type="float">
            <text:p>2010.4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33368" calcext:value-type="float">
            <text:p>2010.4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1508" calcext:value-type="float">
            <text:p>2010.4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96792" calcext:value-type="float">
            <text:p>2010.3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72992" calcext:value-type="float">
            <text:p>2010.4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03472" calcext:value-type="float">
            <text:p>2010.5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608" calcext:value-type="float">
            <text:p>2010.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79088" calcext:value-type="float">
            <text:p>2010.4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7604" calcext:value-type="float">
            <text:p>2010.4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66896" calcext:value-type="float">
            <text:p>2010.4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51656" calcext:value-type="float">
            <text:p>2010.4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82136" calcext:value-type="float">
            <text:p>2010.4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48608" calcext:value-type="float">
            <text:p>2010.4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00424" calcext:value-type="float">
            <text:p>2010.5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27856" calcext:value-type="float">
            <text:p>2010.5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49192" calcext:value-type="float">
            <text:p>2010.5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18712" calcext:value-type="float">
            <text:p>2010.5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9128" calcext:value-type="float">
            <text:p>2010.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18712" calcext:value-type="float">
            <text:p>2010.5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15664" calcext:value-type="float">
            <text:p>2010.5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85184" calcext:value-type="float">
            <text:p>2010.4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24808" calcext:value-type="float">
            <text:p>2010.5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57752" calcext:value-type="float">
            <text:p>2010.4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26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33952" calcext:value-type="float">
            <text:p>2010.5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72992" calcext:value-type="float">
            <text:p>2010.4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94328" calcext:value-type="float">
            <text:p>2010.4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20592" calcext:value-type="float">
            <text:p>2010.3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132" calcext:value-type="float">
            <text:p>2010.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25392" calcext:value-type="float">
            <text:p>2010.6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01008" calcext:value-type="float">
            <text:p>2010.6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85768" calcext:value-type="float">
            <text:p>2010.5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79672" calcext:value-type="float">
            <text:p>2010.5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33952" calcext:value-type="float">
            <text:p>2010.5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33952" calcext:value-type="float">
            <text:p>2010.5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55288" calcext:value-type="float">
            <text:p>2010.5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71112" calcext:value-type="float">
            <text:p>2010.6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37584" calcext:value-type="float">
            <text:p>2010.6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52824" calcext:value-type="float">
            <text:p>2010.6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40632" calcext:value-type="float">
            <text:p>2010.6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10736" calcext:value-type="float">
            <text:p>2010.7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53408" calcext:value-type="float">
            <text:p>2010.7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83888" calcext:value-type="float">
            <text:p>2010.7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8084" calcext:value-type="float">
            <text:p>2010.7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99128" calcext:value-type="float">
            <text:p>2010.7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1132" calcext:value-type="float">
            <text:p>2010.8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38752" calcext:value-type="float">
            <text:p>2010.8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89984" calcext:value-type="float">
            <text:p>2010.7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32656" calcext:value-type="float">
            <text:p>2010.8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05224" calcext:value-type="float">
            <text:p>2010.8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53408" calcext:value-type="float">
            <text:p>2010.7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71112" calcext:value-type="float">
            <text:p>2010.6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92448" calcext:value-type="float">
            <text:p>2010.6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29024" calcext:value-type="float">
            <text:p>2010.7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77792" calcext:value-type="float">
            <text:p>2010.7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74744" calcext:value-type="float">
            <text:p>2010.7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8084" calcext:value-type="float">
            <text:p>2010.7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59504" calcext:value-type="float">
            <text:p>2010.7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47312" calcext:value-type="float">
            <text:p>2010.7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32072" calcext:value-type="float">
            <text:p>2010.7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894" calcext:value-type="float">
            <text:p>2010.6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71112" calcext:value-type="float">
            <text:p>2010.6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894" calcext:value-type="float">
            <text:p>2010.6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46728" calcext:value-type="float">
            <text:p>2010.6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22344" calcext:value-type="float">
            <text:p>2010.6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95496" calcext:value-type="float">
            <text:p>2010.6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22928" calcext:value-type="float">
            <text:p>2010.7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77208" calcext:value-type="float">
            <text:p>2010.6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17416" calcext:value-type="float">
            <text:p>2010.8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32656" calcext:value-type="float">
            <text:p>2010.8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35704" calcext:value-type="float">
            <text:p>2010.8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38752" calcext:value-type="float">
            <text:p>2010.8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50944" calcext:value-type="float">
            <text:p>2010.8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372" calcext:value-type="float">
            <text:p>2010.9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72864" calcext:value-type="float">
            <text:p>2010.9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3324" calcext:value-type="float">
            <text:p>2010.9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36288" calcext:value-type="float">
            <text:p>2010.9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3324" calcext:value-type="float">
            <text:p>2010.9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91152" calcext:value-type="float">
            <text:p>2010.9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7896" calcext:value-type="float">
            <text:p>2010.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3324" calcext:value-type="float">
            <text:p>2010.9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57624" calcext:value-type="float">
            <text:p>2010.9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82008" calcext:value-type="float">
            <text:p>2010.9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942" calcext:value-type="float">
            <text:p>2010.9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0944" calcext:value-type="float">
            <text:p>2011.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82008" calcext:value-type="float">
            <text:p>2010.9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9816" calcext:value-type="float">
            <text:p>2010.9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42384" calcext:value-type="float">
            <text:p>2010.9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08856" calcext:value-type="float">
            <text:p>2010.9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42384" calcext:value-type="float">
            <text:p>2010.9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942" calcext:value-type="float">
            <text:p>2010.9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97248" calcext:value-type="float">
            <text:p>2010.9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82008" calcext:value-type="float">
            <text:p>2010.9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97248" calcext:value-type="float">
            <text:p>2010.9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9544" calcext:value-type="float">
            <text:p>2011.0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6496" calcext:value-type="float">
            <text:p>2011.0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6184" calcext:value-type="float">
            <text:p>2011.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3804" calcext:value-type="float">
            <text:p>2011.2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62424" calcext:value-type="float">
            <text:p>2011.2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53864" calcext:value-type="float">
            <text:p>2011.3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53864" calcext:value-type="float">
            <text:p>2011.3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4928" calcext:value-type="float">
            <text:p>2011.4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09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6744" calcext:value-type="float">
            <text:p>2011.5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82464" calcext:value-type="float">
            <text:p>2011.5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1904" calcext:value-type="float">
            <text:p>2011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25136" calcext:value-type="float">
            <text:p>2011.6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73904" calcext:value-type="float">
            <text:p>2011.6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4384" calcext:value-type="float">
            <text:p>2011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048" calcext:value-type="float">
            <text:p>2011.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524" calcext:value-type="float">
            <text:p>2011.6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048" calcext:value-type="float">
            <text:p>2011.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4384" calcext:value-type="float">
            <text:p>2011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28768" calcext:value-type="float">
            <text:p>2011.7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4384" calcext:value-type="float">
            <text:p>2011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4096" calcext:value-type="float">
            <text:p>2011.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44008" calcext:value-type="float">
            <text:p>2011.7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3632" calcext:value-type="float">
            <text:p>2011.7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5824" calcext:value-type="float">
            <text:p>2011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4112" calcext:value-type="float">
            <text:p>2011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716" calcext:value-type="float">
            <text:p>2011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24" calcext:value-type="float">
            <text:p>2011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24" calcext:value-type="float">
            <text:p>2011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3736" calcext:value-type="float">
            <text:p>2011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5448" calcext:value-type="float">
            <text:p>2011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4592" calcext:value-type="float">
            <text:p>2011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4112" calcext:value-type="float">
            <text:p>2011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0208" calcext:value-type="float">
            <text:p>2011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1064" calcext:value-type="float">
            <text:p>2011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3256" calcext:value-type="float">
            <text:p>2011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4112" calcext:value-type="float">
            <text:p>2011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9352" calcext:value-type="float">
            <text:p>2011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0208" calcext:value-type="float">
            <text:p>2011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08016" calcext:value-type="float">
            <text:p>2011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8872" calcext:value-type="float">
            <text:p>2011.7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8872" calcext:value-type="float">
            <text:p>2011.7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34864" calcext:value-type="float">
            <text:p>2011.7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8496" calcext:value-type="float">
            <text:p>2011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1544" calcext:value-type="float">
            <text:p>2011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9832" calcext:value-type="float">
            <text:p>2011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3736" calcext:value-type="float">
            <text:p>2011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24" calcext:value-type="float">
            <text:p>2011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4112" calcext:value-type="float">
            <text:p>2011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1544" calcext:value-type="float">
            <text:p>2011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6784" calcext:value-type="float">
            <text:p>2011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5072" calcext:value-type="float">
            <text:p>2011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65928" calcext:value-type="float">
            <text:p>2011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2024" calcext:value-type="float">
            <text:p>2011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1168" calcext:value-type="float">
            <text:p>2011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5072" calcext:value-type="float">
            <text:p>2011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1168" calcext:value-type="float">
            <text:p>2011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65928" calcext:value-type="float">
            <text:p>2011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9832" calcext:value-type="float">
            <text:p>2011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2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6784" calcext:value-type="float">
            <text:p>2011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764" calcext:value-type="float">
            <text:p>2011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0688" calcext:value-type="float">
            <text:p>2011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0688" calcext:value-type="float">
            <text:p>2011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6288" calcext:value-type="float">
            <text:p>2011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8496" calcext:value-type="float">
            <text:p>2011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5448" calcext:value-type="float">
            <text:p>2011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5448" calcext:value-type="float">
            <text:p>2011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5448" calcext:value-type="float">
            <text:p>2011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8496" calcext:value-type="float">
            <text:p>2011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1544" calcext:value-type="float">
            <text:p>2011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3736" calcext:value-type="float">
            <text:p>2011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6784" calcext:value-type="float">
            <text:p>2011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3736" calcext:value-type="float">
            <text:p>2011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4592" calcext:value-type="float">
            <text:p>2011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6304" calcext:value-type="float">
            <text:p>2011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3256" calcext:value-type="float">
            <text:p>2011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6304" calcext:value-type="float">
            <text:p>2011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4592" calcext:value-type="float">
            <text:p>2011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1544" calcext:value-type="float">
            <text:p>2011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0688" calcext:value-type="float">
            <text:p>2011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68976" calcext:value-type="float">
            <text:p>2011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3736" calcext:value-type="float">
            <text:p>2011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8496" calcext:value-type="float">
            <text:p>2011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6288" calcext:value-type="float">
            <text:p>2011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1168" calcext:value-type="float">
            <text:p>2011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2024" calcext:value-type="float">
            <text:p>2011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65928" calcext:value-type="float">
            <text:p>2011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2024" calcext:value-type="float">
            <text:p>2011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6784" calcext:value-type="float">
            <text:p>2011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4592" calcext:value-type="float">
            <text:p>2011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9352" calcext:value-type="float">
            <text:p>2011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6304" calcext:value-type="float">
            <text:p>2011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24" calcext:value-type="float">
            <text:p>2011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764" calcext:value-type="float">
            <text:p>2011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3736" calcext:value-type="float">
            <text:p>2011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3736" calcext:value-type="float">
            <text:p>2011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9352" calcext:value-type="float">
            <text:p>2011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3632" calcext:value-type="float">
            <text:p>2011.7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9728" calcext:value-type="float">
            <text:p>2011.7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0192" calcext:value-type="float">
            <text:p>2011.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5824" calcext:value-type="float">
            <text:p>2011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0584" calcext:value-type="float">
            <text:p>2011.7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7144" calcext:value-type="float">
            <text:p>2011.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62296" calcext:value-type="float">
            <text:p>2011.7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62296" calcext:value-type="float">
            <text:p>2011.7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7144" calcext:value-type="float">
            <text:p>2011.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74488" calcext:value-type="float">
            <text:p>2011.7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68392" calcext:value-type="float">
            <text:p>2011.7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562" calcext:value-type="float">
            <text:p>2011.7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59248" calcext:value-type="float">
            <text:p>2011.7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74488" calcext:value-type="float">
            <text:p>2011.7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0584" calcext:value-type="float">
            <text:p>2011.7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7144" calcext:value-type="float">
            <text:p>2011.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47056" calcext:value-type="float">
            <text:p>2011.7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24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34864" calcext:value-type="float">
            <text:p>2011.7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34864" calcext:value-type="float">
            <text:p>2011.7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22672" calcext:value-type="float">
            <text:p>2011.7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9624" calcext:value-type="float">
            <text:p>2011.7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4096" calcext:value-type="float">
            <text:p>2011.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37912" calcext:value-type="float">
            <text:p>2011.7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2572" calcext:value-type="float">
            <text:p>2011.7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6576" calcext:value-type="float">
            <text:p>2011.7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4928" calcext:value-type="float">
            <text:p>2011.4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9624" calcext:value-type="float">
            <text:p>2011.7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6096" calcext:value-type="float">
            <text:p>2011.6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44008" calcext:value-type="float">
            <text:p>2011.7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31816" calcext:value-type="float">
            <text:p>2011.7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28768" calcext:value-type="float">
            <text:p>2011.7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22672" calcext:value-type="float">
            <text:p>2011.7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22672" calcext:value-type="float">
            <text:p>2011.7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2572" calcext:value-type="float">
            <text:p>2011.7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6576" calcext:value-type="float">
            <text:p>2011.7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6576" calcext:value-type="float">
            <text:p>2011.7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048" calcext:value-type="float">
            <text:p>2011.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1336" calcext:value-type="float">
            <text:p>2011.7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76952" calcext:value-type="float">
            <text:p>2011.6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6476" calcext:value-type="float">
            <text:p>2011.6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52568" calcext:value-type="float">
            <text:p>2011.6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40376" calcext:value-type="float">
            <text:p>2011.6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6096" calcext:value-type="float">
            <text:p>2011.6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67808" calcext:value-type="float">
            <text:p>2011.6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58664" calcext:value-type="float">
            <text:p>2011.6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73904" calcext:value-type="float">
            <text:p>2011.6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" calcext:value-type="float">
            <text:p>201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6476" calcext:value-type="float">
            <text:p>2011.6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7328" calcext:value-type="float">
            <text:p>2011.6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428" calcext:value-type="float">
            <text:p>2011.6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25136" calcext:value-type="float">
            <text:p>2011.6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15992" calcext:value-type="float">
            <text:p>2011.6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9896" calcext:value-type="float">
            <text:p>2011.6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8856" calcext:value-type="float">
            <text:p>2011.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0752" calcext:value-type="float">
            <text:p>2011.6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7704" calcext:value-type="float">
            <text:p>2011.5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4656" calcext:value-type="float">
            <text:p>2011.5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8856" calcext:value-type="float">
            <text:p>2011.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4656" calcext:value-type="float">
            <text:p>2011.5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82464" calcext:value-type="float">
            <text:p>2011.5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7332" calcext:value-type="float">
            <text:p>2011.5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64176" calcext:value-type="float">
            <text:p>2011.5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51984" calcext:value-type="float">
            <text:p>2011.5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51984" calcext:value-type="float">
            <text:p>2011.5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45888" calcext:value-type="float">
            <text:p>2011.5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4284" calcext:value-type="float">
            <text:p>2011.5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45888" calcext:value-type="float">
            <text:p>2011.5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45888" calcext:value-type="float">
            <text:p>2011.5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9792" calcext:value-type="float">
            <text:p>2011.5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45888" calcext:value-type="float">
            <text:p>2011.5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3696" calcext:value-type="float">
            <text:p>2011.5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0648" calcext:value-type="float">
            <text:p>2011.5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3696" calcext:value-type="float">
            <text:p>2011.5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21504" calcext:value-type="float">
            <text:p>2011.5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21504" calcext:value-type="float">
            <text:p>2011.5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94072" calcext:value-type="float">
            <text:p>2011.4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94072" calcext:value-type="float">
            <text:p>2011.4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4928" calcext:value-type="float">
            <text:p>2011.4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3592" calcext:value-type="float">
            <text:p>2011.4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3592" calcext:value-type="float">
            <text:p>2011.4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188" calcext:value-type="float">
            <text:p>2011.4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0544" calcext:value-type="float">
            <text:p>2011.4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39208" calcext:value-type="float">
            <text:p>2011.4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30064" calcext:value-type="float">
            <text:p>2011.4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17872" calcext:value-type="float">
            <text:p>2011.4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23968" calcext:value-type="float">
            <text:p>2011.4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08728" calcext:value-type="float">
            <text:p>2011.4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3488" calcext:value-type="float">
            <text:p>2011.3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66056" calcext:value-type="float">
            <text:p>2011.3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11192" calcext:value-type="float">
            <text:p>2011.3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89856" calcext:value-type="float">
            <text:p>2011.2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86808" calcext:value-type="float">
            <text:p>2011.2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74616" calcext:value-type="float">
            <text:p>2011.2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50232" calcext:value-type="float">
            <text:p>2011.2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34992" calcext:value-type="float">
            <text:p>2011.2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28896" calcext:value-type="float">
            <text:p>2011.2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228" calcext:value-type="float">
            <text:p>2011.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16704" calcext:value-type="float">
            <text:p>2011.2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10608" calcext:value-type="float">
            <text:p>2011.2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10608" calcext:value-type="float">
            <text:p>2011.2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228" calcext:value-type="float">
            <text:p>2011.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25848" calcext:value-type="float">
            <text:p>2011.2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2-01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25848" calcext:value-type="float">
            <text:p>2011.2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83176" calcext:value-type="float">
            <text:p>2011.1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8792" calcext:value-type="float">
            <text:p>2011.1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466" calcext:value-type="float">
            <text:p>2011.1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0756" calcext:value-type="float">
            <text:p>2011.2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04512" calcext:value-type="float">
            <text:p>2011.2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9232" calcext:value-type="float">
            <text:p>2011.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83176" calcext:value-type="float">
            <text:p>2011.1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2696" calcext:value-type="float">
            <text:p>2011.1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13072" calcext:value-type="float">
            <text:p>2011.1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10024" calcext:value-type="float">
            <text:p>2011.1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22216" calcext:value-type="float">
            <text:p>2011.1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4408" calcext:value-type="float">
            <text:p>2011.1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22216" calcext:value-type="float">
            <text:p>2011.1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03928" calcext:value-type="float">
            <text:p>2011.1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13072" calcext:value-type="float">
            <text:p>2011.1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1612" calcext:value-type="float">
            <text:p>2011.1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22216" calcext:value-type="float">
            <text:p>2011.1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88688" calcext:value-type="float">
            <text:p>2011.0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6496" calcext:value-type="float">
            <text:p>2011.0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9544" calcext:value-type="float">
            <text:p>2011.0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64304" calcext:value-type="float">
            <text:p>2011.0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42968" calcext:value-type="float">
            <text:p>2011.0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3824" calcext:value-type="float">
            <text:p>2011.0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06392" calcext:value-type="float">
            <text:p>2011.0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91152" calcext:value-type="float">
            <text:p>2010.9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82008" calcext:value-type="float">
            <text:p>2010.9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7896" calcext:value-type="float">
            <text:p>2010.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9816" calcext:value-type="float">
            <text:p>2010.9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54576" calcext:value-type="float">
            <text:p>2010.9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39336" calcext:value-type="float">
            <text:p>2010.9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57624" calcext:value-type="float">
            <text:p>2010.9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39336" calcext:value-type="float">
            <text:p>2010.9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30192" calcext:value-type="float">
            <text:p>2010.9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14952" calcext:value-type="float">
            <text:p>2010.9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96664" calcext:value-type="float">
            <text:p>2010.8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78376" calcext:value-type="float">
            <text:p>2010.8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44848" calcext:value-type="float">
            <text:p>2010.8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20464" calcext:value-type="float">
            <text:p>2010.8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74744" calcext:value-type="float">
            <text:p>2010.7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74744" calcext:value-type="float">
            <text:p>2010.7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44264" calcext:value-type="float">
            <text:p>2010.7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22928" calcext:value-type="float">
            <text:p>2010.7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01592" calcext:value-type="float">
            <text:p>2010.7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86352" calcext:value-type="float">
            <text:p>2010.6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40632" calcext:value-type="float">
            <text:p>2010.6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37584" calcext:value-type="float">
            <text:p>2010.6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16248" calcext:value-type="float">
            <text:p>2010.6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07104" calcext:value-type="float">
            <text:p>2010.6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49192" calcext:value-type="float">
            <text:p>2010.5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64432" calcext:value-type="float">
            <text:p>2010.5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85768" calcext:value-type="float">
            <text:p>2010.5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2176" calcext:value-type="float">
            <text:p>2010.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94328" calcext:value-type="float">
            <text:p>2010.4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12616" calcext:value-type="float">
            <text:p>2010.5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0652" calcext:value-type="float">
            <text:p>2010.5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06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49192" calcext:value-type="float">
            <text:p>2010.5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00424" calcext:value-type="float">
            <text:p>2010.5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18712" calcext:value-type="float">
            <text:p>2010.5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27856" calcext:value-type="float">
            <text:p>2010.5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40048" calcext:value-type="float">
            <text:p>2010.5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03472" calcext:value-type="float">
            <text:p>2010.5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2176" calcext:value-type="float">
            <text:p>2010.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97376" calcext:value-type="float">
            <text:p>2010.4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0652" calcext:value-type="float">
            <text:p>2010.5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9128" calcext:value-type="float">
            <text:p>2010.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12616" calcext:value-type="float">
            <text:p>2010.5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03472" calcext:value-type="float">
            <text:p>2010.5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33952" calcext:value-type="float">
            <text:p>2010.5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0652" calcext:value-type="float">
            <text:p>2010.5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18712" calcext:value-type="float">
            <text:p>2010.5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0652" calcext:value-type="float">
            <text:p>2010.5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18712" calcext:value-type="float">
            <text:p>2010.5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94328" calcext:value-type="float">
            <text:p>2010.4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40048" calcext:value-type="float">
            <text:p>2010.5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37" calcext:value-type="float">
            <text:p>2010.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5224" calcext:value-type="float">
            <text:p>2010.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5224" calcext:value-type="float">
            <text:p>2010.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33952" calcext:value-type="float">
            <text:p>2010.5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5224" calcext:value-type="float">
            <text:p>2010.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88816" calcext:value-type="float">
            <text:p>2010.5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04056" calcext:value-type="float">
            <text:p>2010.6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73576" calcext:value-type="float">
            <text:p>2010.5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40048" calcext:value-type="float">
            <text:p>2010.5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79088" calcext:value-type="float">
            <text:p>2010.4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90696" calcext:value-type="float">
            <text:p>2010.3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02888" calcext:value-type="float">
            <text:p>2010.4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24224" calcext:value-type="float">
            <text:p>2010.4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57752" calcext:value-type="float">
            <text:p>2010.4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79088" calcext:value-type="float">
            <text:p>2010.4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94328" calcext:value-type="float">
            <text:p>2010.4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24808" calcext:value-type="float">
            <text:p>2010.5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31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33952" calcext:value-type="float">
            <text:p>2010.5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94328" calcext:value-type="float">
            <text:p>2010.4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94328" calcext:value-type="float">
            <text:p>2010.4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42512" calcext:value-type="float">
            <text:p>2010.4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33368" calcext:value-type="float">
            <text:p>2010.4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87648" calcext:value-type="float">
            <text:p>2010.3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02888" calcext:value-type="float">
            <text:p>2010.4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66312" calcext:value-type="float">
            <text:p>2010.3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608" calcext:value-type="float">
            <text:p>2010.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54704" calcext:value-type="float">
            <text:p>2010.4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85184" calcext:value-type="float">
            <text:p>2010.4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36416" calcext:value-type="float">
            <text:p>2010.4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18712" calcext:value-type="float">
            <text:p>2010.5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09568" calcext:value-type="float">
            <text:p>2010.5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9128" calcext:value-type="float">
            <text:p>2010.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6748" calcext:value-type="float">
            <text:p>2010.5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07104" calcext:value-type="float">
            <text:p>2010.6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88816" calcext:value-type="float">
            <text:p>2010.5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52824" calcext:value-type="float">
            <text:p>2010.6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46728" calcext:value-type="float">
            <text:p>2010.6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65016" calcext:value-type="float">
            <text:p>2010.6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55872" calcext:value-type="float">
            <text:p>2010.6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19296" calcext:value-type="float">
            <text:p>2010.6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37584" calcext:value-type="float">
            <text:p>2010.6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71112" calcext:value-type="float">
            <text:p>2010.6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5892" calcext:value-type="float">
            <text:p>2010.6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71112" calcext:value-type="float">
            <text:p>2010.6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37584" calcext:value-type="float">
            <text:p>2010.6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16248" calcext:value-type="float">
            <text:p>2010.6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04056" calcext:value-type="float">
            <text:p>2010.6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37584" calcext:value-type="float">
            <text:p>2010.6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37584" calcext:value-type="float">
            <text:p>2010.6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52824" calcext:value-type="float">
            <text:p>2010.6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40632" calcext:value-type="float">
            <text:p>2010.6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94912" calcext:value-type="float">
            <text:p>2010.5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6748" calcext:value-type="float">
            <text:p>2010.5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55288" calcext:value-type="float">
            <text:p>2010.5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97376" calcext:value-type="float">
            <text:p>2010.4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46144" calcext:value-type="float">
            <text:p>2010.5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12616" calcext:value-type="float">
            <text:p>2010.5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18712" calcext:value-type="float">
            <text:p>2010.5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24808" calcext:value-type="float">
            <text:p>2010.5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55288" calcext:value-type="float">
            <text:p>2010.5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2176" calcext:value-type="float">
            <text:p>2010.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91864" calcext:value-type="float">
            <text:p>2010.5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04056" calcext:value-type="float">
            <text:p>2010.6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46728" calcext:value-type="float">
            <text:p>2010.6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22344" calcext:value-type="float">
            <text:p>2010.6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2844" calcext:value-type="float">
            <text:p>2010.6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88816" calcext:value-type="float">
            <text:p>2010.5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07104" calcext:value-type="float">
            <text:p>2010.6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22344" calcext:value-type="float">
            <text:p>2010.6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46728" calcext:value-type="float">
            <text:p>2010.6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86352" calcext:value-type="float">
            <text:p>2010.6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8084" calcext:value-type="float">
            <text:p>2010.7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53408" calcext:value-type="float">
            <text:p>2010.7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99128" calcext:value-type="float">
            <text:p>2010.7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83888" calcext:value-type="float">
            <text:p>2010.7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8084" calcext:value-type="float">
            <text:p>2010.7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41216" calcext:value-type="float">
            <text:p>2010.7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20464" calcext:value-type="float">
            <text:p>2010.8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17416" calcext:value-type="float">
            <text:p>2010.8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75328" calcext:value-type="float">
            <text:p>2010.8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81424" calcext:value-type="float">
            <text:p>2010.8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24096" calcext:value-type="float">
            <text:p>2010.9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84472" calcext:value-type="float">
            <text:p>2010.8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8752" calcext:value-type="float">
            <text:p>2010.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81424" calcext:value-type="float">
            <text:p>2010.8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24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18" calcext:value-type="float">
            <text:p>2010.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5704" calcext:value-type="float">
            <text:p>2010.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7228" calcext:value-type="float">
            <text:p>2010.8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75328" calcext:value-type="float">
            <text:p>2010.8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30192" calcext:value-type="float">
            <text:p>2010.9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42384" calcext:value-type="float">
            <text:p>2010.9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91152" calcext:value-type="float">
            <text:p>2010.9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82008" calcext:value-type="float">
            <text:p>2010.9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27728" calcext:value-type="float">
            <text:p>2011.0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15536" calcext:value-type="float">
            <text:p>2011.0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46016" calcext:value-type="float">
            <text:p>2011.0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97248" calcext:value-type="float">
            <text:p>2010.9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88104" calcext:value-type="float">
            <text:p>2010.9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942" calcext:value-type="float">
            <text:p>2010.9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0776" calcext:value-type="float">
            <text:p>2011.0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06392" calcext:value-type="float">
            <text:p>2011.0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2468" calcext:value-type="float">
            <text:p>2011.0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27728" calcext:value-type="float">
            <text:p>2011.0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42968" calcext:value-type="float">
            <text:p>2011.0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52112" calcext:value-type="float">
            <text:p>2011.0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6496" calcext:value-type="float">
            <text:p>2011.0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42968" calcext:value-type="float">
            <text:p>2011.0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6496" calcext:value-type="float">
            <text:p>2011.0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5328" calcext:value-type="float">
            <text:p>2011.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95952" calcext:value-type="float">
            <text:p>2011.2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77664" calcext:value-type="float">
            <text:p>2011.2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65472" calcext:value-type="float">
            <text:p>2011.2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1424" calcext:value-type="float">
            <text:p>2011.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08144" calcext:value-type="float">
            <text:p>2011.3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26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89856" calcext:value-type="float">
            <text:p>2011.2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41088" calcext:value-type="float">
            <text:p>2011.2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43552" calcext:value-type="float">
            <text:p>2011.1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95368" calcext:value-type="float">
            <text:p>2011.1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02048" calcext:value-type="float">
            <text:p>2011.3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17288" calcext:value-type="float">
            <text:p>2011.3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38624" calcext:value-type="float">
            <text:p>2011.3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2152" calcext:value-type="float">
            <text:p>2011.3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81296" calcext:value-type="float">
            <text:p>2011.3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14824" calcext:value-type="float">
            <text:p>2011.4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2092" calcext:value-type="float">
            <text:p>2011.4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11776" calcext:value-type="float">
            <text:p>2011.4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25848" calcext:value-type="float">
            <text:p>2011.2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3616" calcext:value-type="float">
            <text:p>2011.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276" calcext:value-type="float">
            <text:p>2011.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67224" calcext:value-type="float">
            <text:p>2011.5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64176" calcext:value-type="float">
            <text:p>2011.5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0752" calcext:value-type="float">
            <text:p>2011.6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85512" calcext:value-type="float">
            <text:p>2011.5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8856" calcext:value-type="float">
            <text:p>2011.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9896" calcext:value-type="float">
            <text:p>2011.6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7704" calcext:value-type="float">
            <text:p>2011.5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6096" calcext:value-type="float">
            <text:p>2011.6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" calcext:value-type="float">
            <text:p>201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61712" calcext:value-type="float">
            <text:p>2011.6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428" calcext:value-type="float">
            <text:p>2011.6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43424" calcext:value-type="float">
            <text:p>2011.6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25136" calcext:value-type="float">
            <text:p>2011.6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1608" calcext:value-type="float">
            <text:p>2011.5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6096" calcext:value-type="float">
            <text:p>2011.6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4096" calcext:value-type="float">
            <text:p>2011.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9728" calcext:value-type="float">
            <text:p>2011.7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08016" calcext:value-type="float">
            <text:p>2011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0208" calcext:value-type="float">
            <text:p>2011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1064" calcext:value-type="float">
            <text:p>2011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9728" calcext:value-type="float">
            <text:p>2011.7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7144" calcext:value-type="float">
            <text:p>2011.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1064" calcext:value-type="float">
            <text:p>2011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9352" calcext:value-type="float">
            <text:p>2011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3256" calcext:value-type="float">
            <text:p>2011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3256" calcext:value-type="float">
            <text:p>2011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0208" calcext:value-type="float">
            <text:p>2011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4112" calcext:value-type="float">
            <text:p>2011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1064" calcext:value-type="float">
            <text:p>2011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8872" calcext:value-type="float">
            <text:p>2011.7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8872" calcext:value-type="float">
            <text:p>2011.7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0192" calcext:value-type="float">
            <text:p>2011.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2776" calcext:value-type="float">
            <text:p>2011.7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3632" calcext:value-type="float">
            <text:p>2011.7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1064" calcext:value-type="float">
            <text:p>2011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24" calcext:value-type="float">
            <text:p>2011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6304" calcext:value-type="float">
            <text:p>2011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24" calcext:value-type="float">
            <text:p>2011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1544" calcext:value-type="float">
            <text:p>2011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3736" calcext:value-type="float">
            <text:p>2011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1544" calcext:value-type="float">
            <text:p>2011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9352" calcext:value-type="float">
            <text:p>2011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0208" calcext:value-type="float">
            <text:p>2011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6304" calcext:value-type="float">
            <text:p>2011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764" calcext:value-type="float">
            <text:p>2011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764" calcext:value-type="float">
            <text:p>2011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8496" calcext:value-type="float">
            <text:p>2011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9352" calcext:value-type="float">
            <text:p>2011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1064" calcext:value-type="float">
            <text:p>2011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8872" calcext:value-type="float">
            <text:p>2011.7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5824" calcext:value-type="float">
            <text:p>2011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2776" calcext:value-type="float">
            <text:p>2011.7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5824" calcext:value-type="float">
            <text:p>2011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9728" calcext:value-type="float">
            <text:p>2011.7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048" calcext:value-type="float">
            <text:p>2011.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048" calcext:value-type="float">
            <text:p>2011.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59248" calcext:value-type="float">
            <text:p>2011.7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2776" calcext:value-type="float">
            <text:p>2011.7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716" calcext:value-type="float">
            <text:p>2011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04968" calcext:value-type="float">
            <text:p>2011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0192" calcext:value-type="float">
            <text:p>2011.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50104" calcext:value-type="float">
            <text:p>2011.7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5824" calcext:value-type="float">
            <text:p>2011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5824" calcext:value-type="float">
            <text:p>2011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5824" calcext:value-type="float">
            <text:p>2011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668" calcext:value-type="float">
            <text:p>2011.7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0584" calcext:value-type="float">
            <text:p>2011.7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3632" calcext:value-type="float">
            <text:p>2011.7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668" calcext:value-type="float">
            <text:p>2011.7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4112" calcext:value-type="float">
            <text:p>2011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6304" calcext:value-type="float">
            <text:p>2011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0192" calcext:value-type="float">
            <text:p>2011.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5824" calcext:value-type="float">
            <text:p>2011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2776" calcext:value-type="float">
            <text:p>2011.7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5824" calcext:value-type="float">
            <text:p>2011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7144" calcext:value-type="float">
            <text:p>2011.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08016" calcext:value-type="float">
            <text:p>2011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24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716" calcext:value-type="float">
            <text:p>2011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0192" calcext:value-type="float">
            <text:p>2011.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5824" calcext:value-type="float">
            <text:p>2011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3632" calcext:value-type="float">
            <text:p>2011.7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0584" calcext:value-type="float">
            <text:p>2011.7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9728" calcext:value-type="float">
            <text:p>2011.7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668" calcext:value-type="float">
            <text:p>2011.7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2776" calcext:value-type="float">
            <text:p>2011.7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3632" calcext:value-type="float">
            <text:p>2011.7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668" calcext:value-type="float">
            <text:p>2011.7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5824" calcext:value-type="float">
            <text:p>2011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668" calcext:value-type="float">
            <text:p>2011.7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668" calcext:value-type="float">
            <text:p>2011.7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65344" calcext:value-type="float">
            <text:p>2011.7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65344" calcext:value-type="float">
            <text:p>2011.7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7144" calcext:value-type="float">
            <text:p>2011.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77536" calcext:value-type="float">
            <text:p>2011.7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77536" calcext:value-type="float">
            <text:p>2011.7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65344" calcext:value-type="float">
            <text:p>2011.7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44008" calcext:value-type="float">
            <text:p>2011.7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47056" calcext:value-type="float">
            <text:p>2011.7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28768" calcext:value-type="float">
            <text:p>2011.7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6576" calcext:value-type="float">
            <text:p>2011.7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6576" calcext:value-type="float">
            <text:p>2011.7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6576" calcext:value-type="float">
            <text:p>2011.7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4384" calcext:value-type="float">
            <text:p>2011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4384" calcext:value-type="float">
            <text:p>2011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8288" calcext:value-type="float">
            <text:p>2011.6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6096" calcext:value-type="float">
            <text:p>2011.6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" calcext:value-type="float">
            <text:p>201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8288" calcext:value-type="float">
            <text:p>2011.6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3528" calcext:value-type="float">
            <text:p>2011.7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1336" calcext:value-type="float">
            <text:p>2011.7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048" calcext:value-type="float">
            <text:p>2011.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9144" calcext:value-type="float">
            <text:p>2011.6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67808" calcext:value-type="float">
            <text:p>2011.6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70856" calcext:value-type="float">
            <text:p>2011.6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2192" calcext:value-type="float">
            <text:p>2011.6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8288" calcext:value-type="float">
            <text:p>2011.6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76952" calcext:value-type="float">
            <text:p>2011.6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8288" calcext:value-type="float">
            <text:p>2011.6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8288" calcext:value-type="float">
            <text:p>2011.6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2192" calcext:value-type="float">
            <text:p>2011.6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3048" calcext:value-type="float">
            <text:p>2011.6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3048" calcext:value-type="float">
            <text:p>2011.6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3048" calcext:value-type="float">
            <text:p>2011.6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6096" calcext:value-type="float">
            <text:p>2011.6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73904" calcext:value-type="float">
            <text:p>2011.6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52568" calcext:value-type="float">
            <text:p>2011.6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4952" calcext:value-type="float">
            <text:p>2011.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55616" calcext:value-type="float">
            <text:p>2011.6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67808" calcext:value-type="float">
            <text:p>2011.6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73904" calcext:value-type="float">
            <text:p>2011.6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" calcext:value-type="float">
            <text:p>201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70856" calcext:value-type="float">
            <text:p>2011.6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46472" calcext:value-type="float">
            <text:p>2011.6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7328" calcext:value-type="float">
            <text:p>2011.6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4952" calcext:value-type="float">
            <text:p>2011.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55616" calcext:value-type="float">
            <text:p>2011.6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1232" calcext:value-type="float">
            <text:p>2011.6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25136" calcext:value-type="float">
            <text:p>2011.6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25136" calcext:value-type="float">
            <text:p>2011.6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12944" calcext:value-type="float">
            <text:p>2011.6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0752" calcext:value-type="float">
            <text:p>2011.6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8856" calcext:value-type="float">
            <text:p>2011.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4656" calcext:value-type="float">
            <text:p>2011.5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38" calcext:value-type="float">
            <text:p>2011.6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38" calcext:value-type="float">
            <text:p>2011.6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1608" calcext:value-type="float">
            <text:p>2011.5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1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70272" calcext:value-type="float">
            <text:p>2011.5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7704" calcext:value-type="float">
            <text:p>2011.5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6848" calcext:value-type="float">
            <text:p>2011.6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4656" calcext:value-type="float">
            <text:p>2011.5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79416" calcext:value-type="float">
            <text:p>2011.5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67224" calcext:value-type="float">
            <text:p>2011.5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55032" calcext:value-type="float">
            <text:p>2011.5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51984" calcext:value-type="float">
            <text:p>2011.5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55032" calcext:value-type="float">
            <text:p>2011.5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6744" calcext:value-type="float">
            <text:p>2011.5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21504" calcext:value-type="float">
            <text:p>2011.5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0648" calcext:value-type="float">
            <text:p>2011.5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55032" calcext:value-type="float">
            <text:p>2011.5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9792" calcext:value-type="float">
            <text:p>2011.5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3696" calcext:value-type="float">
            <text:p>2011.5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276" calcext:value-type="float">
            <text:p>2011.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276" calcext:value-type="float">
            <text:p>2011.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55032" calcext:value-type="float">
            <text:p>2011.5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276" calcext:value-type="float">
            <text:p>2011.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15408" calcext:value-type="float">
            <text:p>2011.5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15408" calcext:value-type="float">
            <text:p>2011.5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24552" calcext:value-type="float">
            <text:p>2011.5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7976" calcext:value-type="float">
            <text:p>2011.4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664" calcext:value-type="float">
            <text:p>2011.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9688" calcext:value-type="float">
            <text:p>2011.4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72736" calcext:value-type="float">
            <text:p>2011.4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0544" calcext:value-type="float">
            <text:p>2011.4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4448" calcext:value-type="float">
            <text:p>2011.4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33112" calcext:value-type="float">
            <text:p>2011.4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14824" calcext:value-type="float">
            <text:p>2011.4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6536" calcext:value-type="float">
            <text:p>2011.3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0568" calcext:value-type="float">
            <text:p>2011.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044" calcext:value-type="float">
            <text:p>2011.3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2152" calcext:value-type="float">
            <text:p>2011.3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8248" calcext:value-type="float">
            <text:p>2011.3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4472" calcext:value-type="float">
            <text:p>2011.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2948" calcext:value-type="float">
            <text:p>2011.3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50816" calcext:value-type="float">
            <text:p>2011.3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4472" calcext:value-type="float">
            <text:p>2011.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38624" calcext:value-type="float">
            <text:p>2011.3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4472" calcext:value-type="float">
            <text:p>2011.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4472" calcext:value-type="float">
            <text:p>2011.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32528" calcext:value-type="float">
            <text:p>2011.3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04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41672" calcext:value-type="float">
            <text:p>2011.3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17288" calcext:value-type="float">
            <text:p>2011.3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05096" calcext:value-type="float">
            <text:p>2011.3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08144" calcext:value-type="float">
            <text:p>2011.3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92904" calcext:value-type="float">
            <text:p>2011.2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86808" calcext:value-type="float">
            <text:p>2011.2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77664" calcext:value-type="float">
            <text:p>2011.2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3804" calcext:value-type="float">
            <text:p>2011.2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19752" calcext:value-type="float">
            <text:p>2011.2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228" calcext:value-type="float">
            <text:p>2011.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95368" calcext:value-type="float">
            <text:p>2011.1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9232" calcext:value-type="float">
            <text:p>2011.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80128" calcext:value-type="float">
            <text:p>2011.1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5744" calcext:value-type="float">
            <text:p>2011.1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43552" calcext:value-type="float">
            <text:p>2011.1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40504" calcext:value-type="float">
            <text:p>2011.1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10024" calcext:value-type="float">
            <text:p>2011.1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03928" calcext:value-type="float">
            <text:p>2011.1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64304" calcext:value-type="float">
            <text:p>2011.0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52112" calcext:value-type="float">
            <text:p>2011.0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49064" calcext:value-type="float">
            <text:p>2011.0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6872" calcext:value-type="float">
            <text:p>2011.0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15536" calcext:value-type="float">
            <text:p>2011.0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91152" calcext:value-type="float">
            <text:p>2010.9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0672" calcext:value-type="float">
            <text:p>2010.9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05808" calcext:value-type="float">
            <text:p>2010.9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90568" calcext:value-type="float">
            <text:p>2010.8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7228" calcext:value-type="float">
            <text:p>2010.8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32656" calcext:value-type="float">
            <text:p>2010.8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77792" calcext:value-type="float">
            <text:p>2010.7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93032" calcext:value-type="float">
            <text:p>2010.7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656" calcext:value-type="float">
            <text:p>2010.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77792" calcext:value-type="float">
            <text:p>2010.7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74744" calcext:value-type="float">
            <text:p>2010.7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71696" calcext:value-type="float">
            <text:p>2010.7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656" calcext:value-type="float">
            <text:p>2010.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5036" calcext:value-type="float">
            <text:p>2010.7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16832" calcext:value-type="float">
            <text:p>2010.7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22928" calcext:value-type="float">
            <text:p>2010.7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49776" calcext:value-type="float">
            <text:p>2010.6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16832" calcext:value-type="float">
            <text:p>2010.7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16832" calcext:value-type="float">
            <text:p>2010.7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47312" calcext:value-type="float">
            <text:p>2010.7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10736" calcext:value-type="float">
            <text:p>2010.7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38168" calcext:value-type="float">
            <text:p>2010.7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98544" calcext:value-type="float">
            <text:p>2010.6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92448" calcext:value-type="float">
            <text:p>2010.6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92448" calcext:value-type="float">
            <text:p>2010.6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80256" calcext:value-type="float">
            <text:p>2010.6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3512" calcext:value-type="float">
            <text:p>2010.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08272" calcext:value-type="float">
            <text:p>2010.8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656" calcext:value-type="float">
            <text:p>2010.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2656" calcext:value-type="float">
            <text:p>2010.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60088" calcext:value-type="float">
            <text:p>2010.8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8752" calcext:value-type="float">
            <text:p>2010.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78376" calcext:value-type="float">
            <text:p>2010.8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50944" calcext:value-type="float">
            <text:p>2010.8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08272" calcext:value-type="float">
            <text:p>2010.8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1132" calcext:value-type="float">
            <text:p>2010.8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8084" calcext:value-type="float">
            <text:p>2010.7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89984" calcext:value-type="float">
            <text:p>2010.7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59504" calcext:value-type="float">
            <text:p>2010.7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59504" calcext:value-type="float">
            <text:p>2010.7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77792" calcext:value-type="float">
            <text:p>2010.7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89984" calcext:value-type="float">
            <text:p>2010.7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9608" calcext:value-type="float">
            <text:p>2010.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2656" calcext:value-type="float">
            <text:p>2010.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9608" calcext:value-type="float">
            <text:p>2010.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17416" calcext:value-type="float">
            <text:p>2010.8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02176" calcext:value-type="float">
            <text:p>2010.8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5704" calcext:value-type="float">
            <text:p>2010.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14368" calcext:value-type="float">
            <text:p>2010.8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2656" calcext:value-type="float">
            <text:p>2010.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18" calcext:value-type="float">
            <text:p>2010.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18" calcext:value-type="float">
            <text:p>2010.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36288" calcext:value-type="float">
            <text:p>2010.9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82008" calcext:value-type="float">
            <text:p>2010.9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46016" calcext:value-type="float">
            <text:p>2011.0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64304" calcext:value-type="float">
            <text:p>2011.0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61256" calcext:value-type="float">
            <text:p>2011.0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04" calcext:value-type="float">
            <text:p>2011.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52112" calcext:value-type="float">
            <text:p>2011.0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1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5516" calcext:value-type="float">
            <text:p>2011.0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61256" calcext:value-type="float">
            <text:p>2011.0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12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82592" calcext:value-type="float">
            <text:p>2011.0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04" calcext:value-type="float">
            <text:p>2011.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91736" calcext:value-type="float">
            <text:p>2011.0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58208" calcext:value-type="float">
            <text:p>2011.0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0776" calcext:value-type="float">
            <text:p>2011.0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21632" calcext:value-type="float">
            <text:p>2011.0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52112" calcext:value-type="float">
            <text:p>2011.0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27728" calcext:value-type="float">
            <text:p>2011.0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2468" calcext:value-type="float">
            <text:p>2011.0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372" calcext:value-type="float">
            <text:p>2010.9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21048" calcext:value-type="float">
            <text:p>2010.9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418" calcext:value-type="float">
            <text:p>2010.8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29608" calcext:value-type="float">
            <text:p>2010.8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75328" calcext:value-type="float">
            <text:p>2010.8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84472" calcext:value-type="float">
            <text:p>2010.8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8752" calcext:value-type="float">
            <text:p>2010.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39336" calcext:value-type="float">
            <text:p>2010.9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21048" calcext:value-type="float">
            <text:p>2010.9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4848" calcext:value-type="float">
            <text:p>2010.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21048" calcext:value-type="float">
            <text:p>2010.9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24096" calcext:value-type="float">
            <text:p>2010.9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63136" calcext:value-type="float">
            <text:p>2010.8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66184" calcext:value-type="float">
            <text:p>2010.8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05224" calcext:value-type="float">
            <text:p>2010.8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53992" calcext:value-type="float">
            <text:p>2010.8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8752" calcext:value-type="float">
            <text:p>2010.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05808" calcext:value-type="float">
            <text:p>2010.9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23512" calcext:value-type="float">
            <text:p>2010.8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89984" calcext:value-type="float">
            <text:p>2010.7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32656" calcext:value-type="float">
            <text:p>2010.8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60088" calcext:value-type="float">
            <text:p>2010.8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5704" calcext:value-type="float">
            <text:p>2010.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14952" calcext:value-type="float">
            <text:p>2010.9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05808" calcext:value-type="float">
            <text:p>2010.9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372" calcext:value-type="float">
            <text:p>2010.9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3324" calcext:value-type="float">
            <text:p>2010.9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21048" calcext:value-type="float">
            <text:p>2010.9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3324" calcext:value-type="float">
            <text:p>2010.9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942" calcext:value-type="float">
            <text:p>2010.9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7896" calcext:value-type="float">
            <text:p>2010.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03344" calcext:value-type="float">
            <text:p>2011.0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6872" calcext:value-type="float">
            <text:p>2011.0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3824" calcext:value-type="float">
            <text:p>2011.0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7896" calcext:value-type="float">
            <text:p>2010.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6872" calcext:value-type="float">
            <text:p>2011.0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97832" calcext:value-type="float">
            <text:p>2011.0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7456" calcext:value-type="float">
            <text:p>2011.1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67936" calcext:value-type="float">
            <text:p>2011.1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83176" calcext:value-type="float">
            <text:p>2011.1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04512" calcext:value-type="float">
            <text:p>2011.2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0756" calcext:value-type="float">
            <text:p>2011.2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34992" calcext:value-type="float">
            <text:p>2011.2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3804" calcext:value-type="float">
            <text:p>2011.2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44136" calcext:value-type="float">
            <text:p>2011.2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3804" calcext:value-type="float">
            <text:p>2011.2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13656" calcext:value-type="float">
            <text:p>2011.2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86224" calcext:value-type="float">
            <text:p>2011.1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95368" calcext:value-type="float">
            <text:p>2011.1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70984" calcext:value-type="float">
            <text:p>2011.1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7456" calcext:value-type="float">
            <text:p>2011.1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97832" calcext:value-type="float">
            <text:p>2011.0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06976" calcext:value-type="float">
            <text:p>2011.1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1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41088" calcext:value-type="float">
            <text:p>2011.2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3804" calcext:value-type="float">
            <text:p>2011.2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31944" calcext:value-type="float">
            <text:p>2011.2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44136" calcext:value-type="float">
            <text:p>2011.2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41088" calcext:value-type="float">
            <text:p>2011.2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2948" calcext:value-type="float">
            <text:p>2011.3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8248" calcext:value-type="float">
            <text:p>2011.3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8248" calcext:value-type="float">
            <text:p>2011.3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0568" calcext:value-type="float">
            <text:p>2011.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14824" calcext:value-type="float">
            <text:p>2011.4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02632" calcext:value-type="float">
            <text:p>2011.4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2092" calcext:value-type="float">
            <text:p>2011.4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14" calcext:value-type="float">
            <text:p>2011.4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0544" calcext:value-type="float">
            <text:p>2011.4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72736" calcext:value-type="float">
            <text:p>2011.4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14" calcext:value-type="float">
            <text:p>2011.4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3592" calcext:value-type="float">
            <text:p>2011.4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48936" calcext:value-type="float">
            <text:p>2011.5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82464" calcext:value-type="float">
            <text:p>2011.5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5808" calcext:value-type="float">
            <text:p>2011.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9792" calcext:value-type="float">
            <text:p>2011.5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78832" calcext:value-type="float">
            <text:p>2011.4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56912" calcext:value-type="float">
            <text:p>2011.3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044" calcext:value-type="float">
            <text:p>2011.3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7496" calcext:value-type="float">
            <text:p>2011.4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00168" calcext:value-type="float">
            <text:p>2011.5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188" calcext:value-type="float">
            <text:p>2011.4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188" calcext:value-type="float">
            <text:p>2011.4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06264" calcext:value-type="float">
            <text:p>2011.5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48936" calcext:value-type="float">
            <text:p>2011.5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1904" calcext:value-type="float">
            <text:p>2011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7328" calcext:value-type="float">
            <text:p>2011.6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43424" calcext:value-type="float">
            <text:p>2011.6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40376" calcext:value-type="float">
            <text:p>2011.6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1232" calcext:value-type="float">
            <text:p>2011.6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15992" calcext:value-type="float">
            <text:p>2011.6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6848" calcext:value-type="float">
            <text:p>2011.6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428" calcext:value-type="float">
            <text:p>2011.6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9144" calcext:value-type="float">
            <text:p>2011.6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7432" calcext:value-type="float">
            <text:p>2011.7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4384" calcext:value-type="float">
            <text:p>2011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5-01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2192" calcext:value-type="float">
            <text:p>2011.6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3048" calcext:value-type="float">
            <text:p>2011.6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22088" calcext:value-type="float">
            <text:p>2011.6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67808" calcext:value-type="float">
            <text:p>2011.6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46472" calcext:value-type="float">
            <text:p>2011.6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048" calcext:value-type="float">
            <text:p>2011.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4384" calcext:value-type="float">
            <text:p>2011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048" calcext:value-type="float">
            <text:p>2011.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3048" calcext:value-type="float">
            <text:p>2011.6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1904" calcext:value-type="float">
            <text:p>2011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7328" calcext:value-type="float">
            <text:p>2011.6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61712" calcext:value-type="float">
            <text:p>2011.6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4384" calcext:value-type="float">
            <text:p>2011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7432" calcext:value-type="float">
            <text:p>2011.7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2192" calcext:value-type="float">
            <text:p>2011.6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6096" calcext:value-type="float">
            <text:p>2011.6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7328" calcext:value-type="float">
            <text:p>2011.6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15992" calcext:value-type="float">
            <text:p>2011.6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4656" calcext:value-type="float">
            <text:p>2011.5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55032" calcext:value-type="float">
            <text:p>2011.5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8856" calcext:value-type="float">
            <text:p>2011.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8856" calcext:value-type="float">
            <text:p>2011.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09312" calcext:value-type="float">
            <text:p>2011.5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1236" calcext:value-type="float">
            <text:p>2011.5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85512" calcext:value-type="float">
            <text:p>2011.5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82464" calcext:value-type="float">
            <text:p>2011.5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67808" calcext:value-type="float">
            <text:p>2011.6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048" calcext:value-type="float">
            <text:p>2011.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4096" calcext:value-type="float">
            <text:p>2011.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44008" calcext:value-type="float">
            <text:p>2011.7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4096" calcext:value-type="float">
            <text:p>2011.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28768" calcext:value-type="float">
            <text:p>2011.7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9624" calcext:value-type="float">
            <text:p>2011.7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22672" calcext:value-type="float">
            <text:p>2011.7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6576" calcext:value-type="float">
            <text:p>2011.7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22672" calcext:value-type="float">
            <text:p>2011.7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9624" calcext:value-type="float">
            <text:p>2011.7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7432" calcext:value-type="float">
            <text:p>2011.7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2572" calcext:value-type="float">
            <text:p>2011.7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37912" calcext:value-type="float">
            <text:p>2011.7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9624" calcext:value-type="float">
            <text:p>2011.7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048" calcext:value-type="float">
            <text:p>2011.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4384" calcext:value-type="float">
            <text:p>2011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8288" calcext:value-type="float">
            <text:p>2011.6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8288" calcext:value-type="float">
            <text:p>2011.6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" calcext:value-type="float">
            <text:p>201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70856" calcext:value-type="float">
            <text:p>2011.6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70856" calcext:value-type="float">
            <text:p>2011.6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6096" calcext:value-type="float">
            <text:p>2011.6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8288" calcext:value-type="float">
            <text:p>2011.6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4656" calcext:value-type="float">
            <text:p>2011.5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76368" calcext:value-type="float">
            <text:p>2011.5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85512" calcext:value-type="float">
            <text:p>2011.5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15992" calcext:value-type="float">
            <text:p>2011.6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22088" calcext:value-type="float">
            <text:p>2011.6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6848" calcext:value-type="float">
            <text:p>2011.6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0752" calcext:value-type="float">
            <text:p>2011.6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85512" calcext:value-type="float">
            <text:p>2011.5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82464" calcext:value-type="float">
            <text:p>2011.5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85512" calcext:value-type="float">
            <text:p>2011.5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8856" calcext:value-type="float">
            <text:p>2011.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4656" calcext:value-type="float">
            <text:p>2011.5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0752" calcext:value-type="float">
            <text:p>2011.6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38" calcext:value-type="float">
            <text:p>2011.6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0752" calcext:value-type="float">
            <text:p>2011.6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79416" calcext:value-type="float">
            <text:p>2011.5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8856" calcext:value-type="float">
            <text:p>2011.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15992" calcext:value-type="float">
            <text:p>2011.6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6848" calcext:value-type="float">
            <text:p>2011.6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38" calcext:value-type="float">
            <text:p>2011.6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9896" calcext:value-type="float">
            <text:p>2011.6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85512" calcext:value-type="float">
            <text:p>2011.5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70272" calcext:value-type="float">
            <text:p>2011.5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1608" calcext:value-type="float">
            <text:p>2011.5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7704" calcext:value-type="float">
            <text:p>2011.5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79416" calcext:value-type="float">
            <text:p>2011.5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70272" calcext:value-type="float">
            <text:p>2011.5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5808" calcext:value-type="float">
            <text:p>2011.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12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4448" calcext:value-type="float">
            <text:p>2011.4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76368" calcext:value-type="float">
            <text:p>2011.5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55032" calcext:value-type="float">
            <text:p>2011.5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51984" calcext:value-type="float">
            <text:p>2011.5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48936" calcext:value-type="float">
            <text:p>2011.5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61128" calcext:value-type="float">
            <text:p>2011.5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61128" calcext:value-type="float">
            <text:p>2011.5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55032" calcext:value-type="float">
            <text:p>2011.5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48936" calcext:value-type="float">
            <text:p>2011.5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6744" calcext:value-type="float">
            <text:p>2011.5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18456" calcext:value-type="float">
            <text:p>2011.5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09312" calcext:value-type="float">
            <text:p>2011.5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15408" calcext:value-type="float">
            <text:p>2011.5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00168" calcext:value-type="float">
            <text:p>2011.5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188" calcext:value-type="float">
            <text:p>2011.4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7976" calcext:value-type="float">
            <text:p>2011.4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72736" calcext:value-type="float">
            <text:p>2011.4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72736" calcext:value-type="float">
            <text:p>2011.4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75784" calcext:value-type="float">
            <text:p>2011.4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188" calcext:value-type="float">
            <text:p>2011.4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188" calcext:value-type="float">
            <text:p>2011.4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06264" calcext:value-type="float">
            <text:p>2011.5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4928" calcext:value-type="float">
            <text:p>2011.4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0544" calcext:value-type="float">
            <text:p>2011.4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664" calcext:value-type="float">
            <text:p>2011.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75784" calcext:value-type="float">
            <text:p>2011.4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7496" calcext:value-type="float">
            <text:p>2011.4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7496" calcext:value-type="float">
            <text:p>2011.4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3592" calcext:value-type="float">
            <text:p>2011.4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78832" calcext:value-type="float">
            <text:p>2011.4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4928" calcext:value-type="float">
            <text:p>2011.4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7976" calcext:value-type="float">
            <text:p>2011.4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664" calcext:value-type="float">
            <text:p>2011.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14" calcext:value-type="float">
            <text:p>2011.4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3616" calcext:value-type="float">
            <text:p>2011.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3616" calcext:value-type="float">
            <text:p>2011.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7496" calcext:value-type="float">
            <text:p>2011.4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42256" calcext:value-type="float">
            <text:p>2011.4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2092" calcext:value-type="float">
            <text:p>2011.4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14824" calcext:value-type="float">
            <text:p>2011.4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08728" calcext:value-type="float">
            <text:p>2011.4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3488" calcext:value-type="float">
            <text:p>2011.3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81296" calcext:value-type="float">
            <text:p>2011.3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87392" calcext:value-type="float">
            <text:p>2011.3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50816" calcext:value-type="float">
            <text:p>2011.3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20336" calcext:value-type="float">
            <text:p>2011.3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89856" calcext:value-type="float">
            <text:p>2011.2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3804" calcext:value-type="float">
            <text:p>2011.2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25264" calcext:value-type="float">
            <text:p>2011.1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22216" calcext:value-type="float">
            <text:p>2011.1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43552" calcext:value-type="float">
            <text:p>2011.1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86224" calcext:value-type="float">
            <text:p>2011.1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22216" calcext:value-type="float">
            <text:p>2011.1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10024" calcext:value-type="float">
            <text:p>2011.1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19168" calcext:value-type="float">
            <text:p>2011.1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4408" calcext:value-type="float">
            <text:p>2011.1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49648" calcext:value-type="float">
            <text:p>2011.1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1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8792" calcext:value-type="float">
            <text:p>2011.1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95368" calcext:value-type="float">
            <text:p>2011.1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11192" calcext:value-type="float">
            <text:p>2011.3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1424" calcext:value-type="float">
            <text:p>2011.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35576" calcext:value-type="float">
            <text:p>2011.3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41672" calcext:value-type="float">
            <text:p>2011.3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26432" calcext:value-type="float">
            <text:p>2011.3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11192" calcext:value-type="float">
            <text:p>2011.3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99" calcext:value-type="float">
            <text:p>2011.2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05096" calcext:value-type="float">
            <text:p>2011.3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02048" calcext:value-type="float">
            <text:p>2011.3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05096" calcext:value-type="float">
            <text:p>2011.3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02048" calcext:value-type="float">
            <text:p>2011.3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92904" calcext:value-type="float">
            <text:p>2011.2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89856" calcext:value-type="float">
            <text:p>2011.2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08144" calcext:value-type="float">
            <text:p>2011.3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23384" calcext:value-type="float">
            <text:p>2011.3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99" calcext:value-type="float">
            <text:p>2011.2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8376" calcext:value-type="float">
            <text:p>2011.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74616" calcext:value-type="float">
            <text:p>2011.2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50232" calcext:value-type="float">
            <text:p>2011.2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41088" calcext:value-type="float">
            <text:p>2011.2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34992" calcext:value-type="float">
            <text:p>2011.2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31944" calcext:value-type="float">
            <text:p>2011.2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16704" calcext:value-type="float">
            <text:p>2011.2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74032" calcext:value-type="float">
            <text:p>2011.1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5744" calcext:value-type="float">
            <text:p>2011.1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6184" calcext:value-type="float">
            <text:p>2011.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5744" calcext:value-type="float">
            <text:p>2011.1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5744" calcext:value-type="float">
            <text:p>2011.1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466" calcext:value-type="float">
            <text:p>2011.1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7456" calcext:value-type="float">
            <text:p>2011.1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25264" calcext:value-type="float">
            <text:p>2011.1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06976" calcext:value-type="float">
            <text:p>2011.1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94784" calcext:value-type="float">
            <text:p>2011.0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94784" calcext:value-type="float">
            <text:p>2011.0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97832" calcext:value-type="float">
            <text:p>2011.0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97832" calcext:value-type="float">
            <text:p>2011.0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88688" calcext:value-type="float">
            <text:p>2011.0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3448" calcext:value-type="float">
            <text:p>2011.0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04" calcext:value-type="float">
            <text:p>2011.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64304" calcext:value-type="float">
            <text:p>2011.0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49064" calcext:value-type="float">
            <text:p>2011.0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97248" calcext:value-type="float">
            <text:p>2010.9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0672" calcext:value-type="float">
            <text:p>2010.9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81424" calcext:value-type="float">
            <text:p>2010.8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81424" calcext:value-type="float">
            <text:p>2010.8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14952" calcext:value-type="float">
            <text:p>2010.9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57624" calcext:value-type="float">
            <text:p>2010.9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57624" calcext:value-type="float">
            <text:p>2010.9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36288" calcext:value-type="float">
            <text:p>2010.9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45432" calcext:value-type="float">
            <text:p>2010.9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9816" calcext:value-type="float">
            <text:p>2010.9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6768" calcext:value-type="float">
            <text:p>2010.9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45432" calcext:value-type="float">
            <text:p>2010.9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21048" calcext:value-type="float">
            <text:p>2010.9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18" calcext:value-type="float">
            <text:p>2010.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11904" calcext:value-type="float">
            <text:p>2010.9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99712" calcext:value-type="float">
            <text:p>2010.8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99712" calcext:value-type="float">
            <text:p>2010.8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81424" calcext:value-type="float">
            <text:p>2010.8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5704" calcext:value-type="float">
            <text:p>2010.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16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66184" calcext:value-type="float">
            <text:p>2010.8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63136" calcext:value-type="float">
            <text:p>2010.8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63136" calcext:value-type="float">
            <text:p>2010.8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53992" calcext:value-type="float">
            <text:p>2010.8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32656" calcext:value-type="float">
            <text:p>2010.8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14368" calcext:value-type="float">
            <text:p>2010.8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8084" calcext:value-type="float">
            <text:p>2010.7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68648" calcext:value-type="float">
            <text:p>2010.7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59504" calcext:value-type="float">
            <text:p>2010.7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16832" calcext:value-type="float">
            <text:p>2010.7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86352" calcext:value-type="float">
            <text:p>2010.6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55872" calcext:value-type="float">
            <text:p>2010.6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31488" calcext:value-type="float">
            <text:p>2010.6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88816" calcext:value-type="float">
            <text:p>2010.5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85768" calcext:value-type="float">
            <text:p>2010.5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5224" calcext:value-type="float">
            <text:p>2010.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33952" calcext:value-type="float">
            <text:p>2010.5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03472" calcext:value-type="float">
            <text:p>2010.5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66896" calcext:value-type="float">
            <text:p>2010.4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360216" calcext:value-type="float">
            <text:p>2010.3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73576" calcext:value-type="float">
            <text:p>2010.5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88816" calcext:value-type="float">
            <text:p>2010.5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132" calcext:value-type="float">
            <text:p>2010.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8272" calcext:value-type="float">
            <text:p>2010.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9796" calcext:value-type="float">
            <text:p>2010.5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70528" calcext:value-type="float">
            <text:p>2010.5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88816" calcext:value-type="float">
            <text:p>2010.5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61384" calcext:value-type="float">
            <text:p>2010.5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61384" calcext:value-type="float">
            <text:p>2010.5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16248" calcext:value-type="float">
            <text:p>2010.6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25392" calcext:value-type="float">
            <text:p>2010.6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16248" calcext:value-type="float">
            <text:p>2010.6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9796" calcext:value-type="float">
            <text:p>2010.5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94912" calcext:value-type="float">
            <text:p>2010.5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95496" calcext:value-type="float">
            <text:p>2010.6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22928" calcext:value-type="float">
            <text:p>2010.7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32072" calcext:value-type="float">
            <text:p>2010.7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22928" calcext:value-type="float">
            <text:p>2010.7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16832" calcext:value-type="float">
            <text:p>2010.7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95496" calcext:value-type="float">
            <text:p>2010.6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80256" calcext:value-type="float">
            <text:p>2010.6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55872" calcext:value-type="float">
            <text:p>2010.6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95496" calcext:value-type="float">
            <text:p>2010.6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16248" calcext:value-type="float">
            <text:p>2010.6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09568" calcext:value-type="float">
            <text:p>2010.5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4556" calcext:value-type="float">
            <text:p>2010.4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7604" calcext:value-type="float">
            <text:p>2010.4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6748" calcext:value-type="float">
            <text:p>2010.5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88816" calcext:value-type="float">
            <text:p>2010.5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61384" calcext:value-type="float">
            <text:p>2010.5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2844" calcext:value-type="float">
            <text:p>2010.6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9796" calcext:value-type="float">
            <text:p>2010.5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95496" calcext:value-type="float">
            <text:p>2010.6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07688" calcext:value-type="float">
            <text:p>2010.7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77208" calcext:value-type="float">
            <text:p>2010.6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37584" calcext:value-type="float">
            <text:p>2010.6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132" calcext:value-type="float">
            <text:p>2010.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07104" calcext:value-type="float">
            <text:p>2010.6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9796" calcext:value-type="float">
            <text:p>2010.5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64432" calcext:value-type="float">
            <text:p>2010.5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24808" calcext:value-type="float">
            <text:p>2010.5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82136" calcext:value-type="float">
            <text:p>2010.4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37" calcext:value-type="float">
            <text:p>2010.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00424" calcext:value-type="float">
            <text:p>2010.5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46144" calcext:value-type="float">
            <text:p>2010.5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132" calcext:value-type="float">
            <text:p>2010.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22344" calcext:value-type="float">
            <text:p>2010.6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88816" calcext:value-type="float">
            <text:p>2010.5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09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2844" calcext:value-type="float">
            <text:p>2010.6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77208" calcext:value-type="float">
            <text:p>2010.6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1988" calcext:value-type="float">
            <text:p>2010.7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0464" calcext:value-type="float">
            <text:p>2010.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07688" calcext:value-type="float">
            <text:p>2010.7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894" calcext:value-type="float">
            <text:p>2010.6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01592" calcext:value-type="float">
            <text:p>2010.7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80256" calcext:value-type="float">
            <text:p>2010.6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19296" calcext:value-type="float">
            <text:p>2010.6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29024" calcext:value-type="float">
            <text:p>2010.7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1988" calcext:value-type="float">
            <text:p>2010.7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13784" calcext:value-type="float">
            <text:p>2010.7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98544" calcext:value-type="float">
            <text:p>2010.6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65016" calcext:value-type="float">
            <text:p>2010.6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95496" calcext:value-type="float">
            <text:p>2010.6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61968" calcext:value-type="float">
            <text:p>2010.6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5892" calcext:value-type="float">
            <text:p>2010.6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94912" calcext:value-type="float">
            <text:p>2010.5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64432" calcext:value-type="float">
            <text:p>2010.5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5224" calcext:value-type="float">
            <text:p>2010.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9796" calcext:value-type="float">
            <text:p>2010.5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19296" calcext:value-type="float">
            <text:p>2010.6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40632" calcext:value-type="float">
            <text:p>2010.6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79672" calcext:value-type="float">
            <text:p>2010.5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70528" calcext:value-type="float">
            <text:p>2010.5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03472" calcext:value-type="float">
            <text:p>2010.5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27856" calcext:value-type="float">
            <text:p>2010.5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27272" calcext:value-type="float">
            <text:p>2010.4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00424" calcext:value-type="float">
            <text:p>2010.5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0652" calcext:value-type="float">
            <text:p>2010.5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463848" calcext:value-type="float">
            <text:p>2010.4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9796" calcext:value-type="float">
            <text:p>2010.5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5224" calcext:value-type="float">
            <text:p>2010.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43096" calcext:value-type="float">
            <text:p>2010.5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25976" calcext:value-type="float">
            <text:p>2010.7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65016" calcext:value-type="float">
            <text:p>2010.6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570528" calcext:value-type="float">
            <text:p>2010.5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31488" calcext:value-type="float">
            <text:p>2010.6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61968" calcext:value-type="float">
            <text:p>2010.6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59504" calcext:value-type="float">
            <text:p>2010.7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44264" calcext:value-type="float">
            <text:p>2010.7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62552" calcext:value-type="float">
            <text:p>2010.7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418" calcext:value-type="float">
            <text:p>2010.8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50944" calcext:value-type="float">
            <text:p>2010.8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7228" calcext:value-type="float">
            <text:p>2010.8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2656" calcext:value-type="float">
            <text:p>2010.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62552" calcext:value-type="float">
            <text:p>2010.7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50944" calcext:value-type="float">
            <text:p>2010.8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44848" calcext:value-type="float">
            <text:p>2010.8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53992" calcext:value-type="float">
            <text:p>2010.8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81424" calcext:value-type="float">
            <text:p>2010.8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1132" calcext:value-type="float">
            <text:p>2010.8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93032" calcext:value-type="float">
            <text:p>2010.7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62552" calcext:value-type="float">
            <text:p>2010.7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77792" calcext:value-type="float">
            <text:p>2010.7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38168" calcext:value-type="float">
            <text:p>2010.7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14368" calcext:value-type="float">
            <text:p>2010.8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2656" calcext:value-type="float">
            <text:p>2010.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99128" calcext:value-type="float">
            <text:p>2010.7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50944" calcext:value-type="float">
            <text:p>2010.8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83888" calcext:value-type="float">
            <text:p>2010.7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97248" calcext:value-type="float">
            <text:p>2010.9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08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9544" calcext:value-type="float">
            <text:p>2011.0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0088" calcext:value-type="float">
            <text:p>2011.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28312" calcext:value-type="float">
            <text:p>2011.1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25264" calcext:value-type="float">
            <text:p>2011.1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8792" calcext:value-type="float">
            <text:p>2011.1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25848" calcext:value-type="float">
            <text:p>2011.2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44136" calcext:value-type="float">
            <text:p>2011.2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86224" calcext:value-type="float">
            <text:p>2011.1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19752" calcext:value-type="float">
            <text:p>2011.2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0756" calcext:value-type="float">
            <text:p>2011.2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44136" calcext:value-type="float">
            <text:p>2011.2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47184" calcext:value-type="float">
            <text:p>2011.2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32528" calcext:value-type="float">
            <text:p>2011.3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23968" calcext:value-type="float">
            <text:p>2011.4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27016" calcext:value-type="float">
            <text:p>2011.4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42256" calcext:value-type="float">
            <text:p>2011.4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4284" calcext:value-type="float">
            <text:p>2011.5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6744" calcext:value-type="float">
            <text:p>2011.5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24552" calcext:value-type="float">
            <text:p>2011.5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94072" calcext:value-type="float">
            <text:p>2011.4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7496" calcext:value-type="float">
            <text:p>2011.4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3488" calcext:value-type="float">
            <text:p>2011.3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6536" calcext:value-type="float">
            <text:p>2011.3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0544" calcext:value-type="float">
            <text:p>2011.4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7976" calcext:value-type="float">
            <text:p>2011.4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27016" calcext:value-type="float">
            <text:p>2011.4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2152" calcext:value-type="float">
            <text:p>2011.3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17872" calcext:value-type="float">
            <text:p>2011.4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1236" calcext:value-type="float">
            <text:p>2011.5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3616" calcext:value-type="float">
            <text:p>2011.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14" calcext:value-type="float">
            <text:p>2011.4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03216" calcext:value-type="float">
            <text:p>2011.5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64176" calcext:value-type="float">
            <text:p>2011.5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46472" calcext:value-type="float">
            <text:p>2011.6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7328" calcext:value-type="float">
            <text:p>2011.6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43424" calcext:value-type="float">
            <text:p>2011.6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70856" calcext:value-type="float">
            <text:p>2011.6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02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43424" calcext:value-type="float">
            <text:p>2011.6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61712" calcext:value-type="float">
            <text:p>2011.6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67808" calcext:value-type="float">
            <text:p>2011.6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6476" calcext:value-type="float">
            <text:p>2011.6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46472" calcext:value-type="float">
            <text:p>2011.6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31816" calcext:value-type="float">
            <text:p>2011.7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6576" calcext:value-type="float">
            <text:p>2011.7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3528" calcext:value-type="float">
            <text:p>2011.7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" calcext:value-type="float">
            <text:p>201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1232" calcext:value-type="float">
            <text:p>2011.6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52568" calcext:value-type="float">
            <text:p>2011.6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58664" calcext:value-type="float">
            <text:p>2011.6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7328" calcext:value-type="float">
            <text:p>2011.6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1232" calcext:value-type="float">
            <text:p>2011.6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15992" calcext:value-type="float">
            <text:p>2011.6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1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58664" calcext:value-type="float">
            <text:p>2011.6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4952" calcext:value-type="float">
            <text:p>2011.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6476" calcext:value-type="float">
            <text:p>2011.6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28768" calcext:value-type="float">
            <text:p>2011.7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4096" calcext:value-type="float">
            <text:p>2011.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0584" calcext:value-type="float">
            <text:p>2011.7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4592" calcext:value-type="float">
            <text:p>2011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6304" calcext:value-type="float">
            <text:p>2011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1064" calcext:value-type="float">
            <text:p>2011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4592" calcext:value-type="float">
            <text:p>2011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24" calcext:value-type="float">
            <text:p>2011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0208" calcext:value-type="float">
            <text:p>2011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4592" calcext:value-type="float">
            <text:p>2011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764" calcext:value-type="float">
            <text:p>2011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6304" calcext:value-type="float">
            <text:p>2011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9728" calcext:value-type="float">
            <text:p>2011.7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9728" calcext:value-type="float">
            <text:p>2011.7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0312" calcext:value-type="float">
            <text:p>2011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0312" calcext:value-type="float">
            <text:p>2011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0312" calcext:value-type="float">
            <text:p>2011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6408" calcext:value-type="float">
            <text:p>2011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336" calcext:value-type="float">
            <text:p>2011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0312" calcext:value-type="float">
            <text:p>2011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9456" calcext:value-type="float">
            <text:p>2011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4216" calcext:value-type="float">
            <text:p>2011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6408" calcext:value-type="float">
            <text:p>2011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1168" calcext:value-type="float">
            <text:p>2011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4216" calcext:value-type="float">
            <text:p>2011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7264" calcext:value-type="float">
            <text:p>2011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02504" calcext:value-type="float">
            <text:p>2011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2024" calcext:value-type="float">
            <text:p>2011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9832" calcext:value-type="float">
            <text:p>2011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6784" calcext:value-type="float">
            <text:p>2011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08016" calcext:value-type="float">
            <text:p>2011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62296" calcext:value-type="float">
            <text:p>2011.7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59248" calcext:value-type="float">
            <text:p>2011.7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9728" calcext:value-type="float">
            <text:p>2011.7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9352" calcext:value-type="float">
            <text:p>2011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716" calcext:value-type="float">
            <text:p>2011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9352" calcext:value-type="float">
            <text:p>2011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68976" calcext:value-type="float">
            <text:p>2011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2024" calcext:value-type="float">
            <text:p>2011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4216" calcext:value-type="float">
            <text:p>2011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6408" calcext:value-type="float">
            <text:p>2011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02504" calcext:value-type="float">
            <text:p>2011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6408" calcext:value-type="float">
            <text:p>2011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6408" calcext:value-type="float">
            <text:p>2011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7264" calcext:value-type="float">
            <text:p>2011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11648" calcext:value-type="float">
            <text:p>2011.9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02504" calcext:value-type="float">
            <text:p>2011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4216" calcext:value-type="float">
            <text:p>2011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336" calcext:value-type="float">
            <text:p>2011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7264" calcext:value-type="float">
            <text:p>2011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9832" calcext:value-type="float">
            <text:p>2011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5072" calcext:value-type="float">
            <text:p>2011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5072" calcext:value-type="float">
            <text:p>2011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0312" calcext:value-type="float">
            <text:p>2011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7264" calcext:value-type="float">
            <text:p>2011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2024" calcext:value-type="float">
            <text:p>2011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65928" calcext:value-type="float">
            <text:p>2011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6784" calcext:value-type="float">
            <text:p>2011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9832" calcext:value-type="float">
            <text:p>2011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14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2024" calcext:value-type="float">
            <text:p>2011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0688" calcext:value-type="float">
            <text:p>2011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3736" calcext:value-type="float">
            <text:p>2011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6784" calcext:value-type="float">
            <text:p>2011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1544" calcext:value-type="float">
            <text:p>2011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8496" calcext:value-type="float">
            <text:p>2011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3256" calcext:value-type="float">
            <text:p>2011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5448" calcext:value-type="float">
            <text:p>2011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4592" calcext:value-type="float">
            <text:p>2011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1544" calcext:value-type="float">
            <text:p>2011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5448" calcext:value-type="float">
            <text:p>2011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3256" calcext:value-type="float">
            <text:p>2011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1064" calcext:value-type="float">
            <text:p>2011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716" calcext:value-type="float">
            <text:p>2011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716" calcext:value-type="float">
            <text:p>2011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2776" calcext:value-type="float">
            <text:p>2011.7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3632" calcext:value-type="float">
            <text:p>2011.7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668" calcext:value-type="float">
            <text:p>2011.7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04968" calcext:value-type="float">
            <text:p>2011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4112" calcext:value-type="float">
            <text:p>2011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668" calcext:value-type="float">
            <text:p>2011.7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3632" calcext:value-type="float">
            <text:p>2011.7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7144" calcext:value-type="float">
            <text:p>2011.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668" calcext:value-type="float">
            <text:p>2011.7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668" calcext:value-type="float">
            <text:p>2011.7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59248" calcext:value-type="float">
            <text:p>2011.7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31816" calcext:value-type="float">
            <text:p>2011.7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3528" calcext:value-type="float">
            <text:p>2011.7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3528" calcext:value-type="float">
            <text:p>2011.7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524" calcext:value-type="float">
            <text:p>2011.6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7432" calcext:value-type="float">
            <text:p>2011.7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2192" calcext:value-type="float">
            <text:p>2011.6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524" calcext:value-type="float">
            <text:p>2011.6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4384" calcext:value-type="float">
            <text:p>2011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524" calcext:value-type="float">
            <text:p>2011.6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" calcext:value-type="float">
            <text:p>201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52568" calcext:value-type="float">
            <text:p>2011.6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40376" calcext:value-type="float">
            <text:p>2011.6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1232" calcext:value-type="float">
            <text:p>2011.6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1904" calcext:value-type="float">
            <text:p>2011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6848" calcext:value-type="float">
            <text:p>2011.6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1904" calcext:value-type="float">
            <text:p>2011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9896" calcext:value-type="float">
            <text:p>2011.6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38" calcext:value-type="float">
            <text:p>2011.6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7704" calcext:value-type="float">
            <text:p>2011.5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7704" calcext:value-type="float">
            <text:p>2011.5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1904" calcext:value-type="float">
            <text:p>2011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7328" calcext:value-type="float">
            <text:p>2011.6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7328" calcext:value-type="float">
            <text:p>2011.6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40376" calcext:value-type="float">
            <text:p>2011.6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40376" calcext:value-type="float">
            <text:p>2011.6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28184" calcext:value-type="float">
            <text:p>2011.6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9896" calcext:value-type="float">
            <text:p>2011.6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7328" calcext:value-type="float">
            <text:p>2011.6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428" calcext:value-type="float">
            <text:p>2011.6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25136" calcext:value-type="float">
            <text:p>2011.6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38" calcext:value-type="float">
            <text:p>2011.6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4656" calcext:value-type="float">
            <text:p>2011.5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1608" calcext:value-type="float">
            <text:p>2011.5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4656" calcext:value-type="float">
            <text:p>2011.5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7704" calcext:value-type="float">
            <text:p>2011.5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67224" calcext:value-type="float">
            <text:p>2011.5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51984" calcext:value-type="float">
            <text:p>2011.5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6744" calcext:value-type="float">
            <text:p>2011.5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06264" calcext:value-type="float">
            <text:p>2011.5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9712" calcext:value-type="float">
            <text:p>2011.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7976" calcext:value-type="float">
            <text:p>2011.4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91024" calcext:value-type="float">
            <text:p>2011.4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78832" calcext:value-type="float">
            <text:p>2011.4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42256" calcext:value-type="float">
            <text:p>2011.4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42256" calcext:value-type="float">
            <text:p>2011.4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05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0544" calcext:value-type="float">
            <text:p>2011.4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9688" calcext:value-type="float">
            <text:p>2011.4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42256" calcext:value-type="float">
            <text:p>2011.4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39208" calcext:value-type="float">
            <text:p>2011.4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23968" calcext:value-type="float">
            <text:p>2011.4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11776" calcext:value-type="float">
            <text:p>2011.4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0568" calcext:value-type="float">
            <text:p>2011.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02632" calcext:value-type="float">
            <text:p>2011.4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2092" calcext:value-type="float">
            <text:p>2011.4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02632" calcext:value-type="float">
            <text:p>2011.4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17872" calcext:value-type="float">
            <text:p>2011.4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11776" calcext:value-type="float">
            <text:p>2011.4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52" calcext:value-type="float">
            <text:p>2011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044" calcext:value-type="float">
            <text:p>2011.3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14824" calcext:value-type="float">
            <text:p>2011.4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08728" calcext:value-type="float">
            <text:p>2011.4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044" calcext:value-type="float">
            <text:p>2011.3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0568" calcext:value-type="float">
            <text:p>2011.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3488" calcext:value-type="float">
            <text:p>2011.3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52" calcext:value-type="float">
            <text:p>2011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56912" calcext:value-type="float">
            <text:p>2011.3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47768" calcext:value-type="float">
            <text:p>2011.3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47768" calcext:value-type="float">
            <text:p>2011.3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41672" calcext:value-type="float">
            <text:p>2011.3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63008" calcext:value-type="float">
            <text:p>2011.3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2152" calcext:value-type="float">
            <text:p>2011.3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044" calcext:value-type="float">
            <text:p>2011.3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044" calcext:value-type="float">
            <text:p>2011.3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84344" calcext:value-type="float">
            <text:p>2011.3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8248" calcext:value-type="float">
            <text:p>2011.3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56912" calcext:value-type="float">
            <text:p>2011.3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2152" calcext:value-type="float">
            <text:p>2011.3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52" calcext:value-type="float">
            <text:p>2011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81296" calcext:value-type="float">
            <text:p>2011.3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52" calcext:value-type="float">
            <text:p>2011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32528" calcext:value-type="float">
            <text:p>2011.3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08144" calcext:value-type="float">
            <text:p>2011.3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95952" calcext:value-type="float">
            <text:p>2011.2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05096" calcext:value-type="float">
            <text:p>2011.3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95952" calcext:value-type="float">
            <text:p>2011.2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89856" calcext:value-type="float">
            <text:p>2011.2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41088" calcext:value-type="float">
            <text:p>2011.2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228" calcext:value-type="float">
            <text:p>2011.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44136" calcext:value-type="float">
            <text:p>2011.2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19752" calcext:value-type="float">
            <text:p>2011.2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34992" calcext:value-type="float">
            <text:p>2011.2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9232" calcext:value-type="float">
            <text:p>2011.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49648" calcext:value-type="float">
            <text:p>2011.1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136" calcext:value-type="float">
            <text:p>2011.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5744" calcext:value-type="float">
            <text:p>2011.1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7456" calcext:value-type="float">
            <text:p>2011.1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01464" calcext:value-type="float">
            <text:p>2011.2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25848" calcext:value-type="float">
            <text:p>2011.2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19752" calcext:value-type="float">
            <text:p>2011.2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50232" calcext:value-type="float">
            <text:p>2011.2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34992" calcext:value-type="float">
            <text:p>2011.2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0756" calcext:value-type="float">
            <text:p>2011.2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89272" calcext:value-type="float">
            <text:p>2011.1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70984" calcext:value-type="float">
            <text:p>2011.1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6184" calcext:value-type="float">
            <text:p>2011.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7456" calcext:value-type="float">
            <text:p>2011.1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7456" calcext:value-type="float">
            <text:p>2011.1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0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40504" calcext:value-type="float">
            <text:p>2011.1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136" calcext:value-type="float">
            <text:p>2011.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13072" calcext:value-type="float">
            <text:p>2011.1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06976" calcext:value-type="float">
            <text:p>2011.1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3448" calcext:value-type="float">
            <text:p>2011.0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04" calcext:value-type="float">
            <text:p>2011.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6872" calcext:value-type="float">
            <text:p>2011.0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2468" calcext:value-type="float">
            <text:p>2011.0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88104" calcext:value-type="float">
            <text:p>2010.9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372" calcext:value-type="float">
            <text:p>2010.9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81424" calcext:value-type="float">
            <text:p>2010.8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75328" calcext:value-type="float">
            <text:p>2010.8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08856" calcext:value-type="float">
            <text:p>2010.9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3324" calcext:value-type="float">
            <text:p>2010.9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75328" calcext:value-type="float">
            <text:p>2010.8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35704" calcext:value-type="float">
            <text:p>2010.8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1132" calcext:value-type="float">
            <text:p>2010.8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32656" calcext:value-type="float">
            <text:p>2010.8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2656" calcext:value-type="float">
            <text:p>2010.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23512" calcext:value-type="float">
            <text:p>2010.8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02176" calcext:value-type="float">
            <text:p>2010.8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2656" calcext:value-type="float">
            <text:p>2010.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9608" calcext:value-type="float">
            <text:p>2010.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74744" calcext:value-type="float">
            <text:p>2010.7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77792" calcext:value-type="float">
            <text:p>2010.7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86936" calcext:value-type="float">
            <text:p>2010.7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14368" calcext:value-type="float">
            <text:p>2010.8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29608" calcext:value-type="float">
            <text:p>2010.8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83888" calcext:value-type="float">
            <text:p>2010.7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59504" calcext:value-type="float">
            <text:p>2010.7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701592" calcext:value-type="float">
            <text:p>2010.7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677208" calcext:value-type="float">
            <text:p>2010.6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50944" calcext:value-type="float">
            <text:p>2010.8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7228" calcext:value-type="float">
            <text:p>2010.8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66184" calcext:value-type="float">
            <text:p>2010.8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08856" calcext:value-type="float">
            <text:p>2010.9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08856" calcext:value-type="float">
            <text:p>2010.9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08856" calcext:value-type="float">
            <text:p>2010.9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05808" calcext:value-type="float">
            <text:p>2010.9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0672" calcext:value-type="float">
            <text:p>2010.9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992" calcext:value-type="float">
            <text:p>2011.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58208" calcext:value-type="float">
            <text:p>2011.0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46016" calcext:value-type="float">
            <text:p>2011.0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6496" calcext:value-type="float">
            <text:p>2011.0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8564" calcext:value-type="float">
            <text:p>2011.0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19168" calcext:value-type="float">
            <text:p>2011.1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03928" calcext:value-type="float">
            <text:p>2011.1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7456" calcext:value-type="float">
            <text:p>2011.1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83176" calcext:value-type="float">
            <text:p>2011.1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0756" calcext:value-type="float">
            <text:p>2011.2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89272" calcext:value-type="float">
            <text:p>2011.1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95368" calcext:value-type="float">
            <text:p>2011.1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89272" calcext:value-type="float">
            <text:p>2011.1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9232" calcext:value-type="float">
            <text:p>2011.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95368" calcext:value-type="float">
            <text:p>2011.1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04512" calcext:value-type="float">
            <text:p>2011.2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67936" calcext:value-type="float">
            <text:p>2011.1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49648" calcext:value-type="float">
            <text:p>2011.1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03928" calcext:value-type="float">
            <text:p>2011.1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03928" calcext:value-type="float">
            <text:p>2011.1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13072" calcext:value-type="float">
            <text:p>2011.1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0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80128" calcext:value-type="float">
            <text:p>2011.1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22216" calcext:value-type="float">
            <text:p>2011.1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4408" calcext:value-type="float">
            <text:p>2011.1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19168" calcext:value-type="float">
            <text:p>2011.1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136" calcext:value-type="float">
            <text:p>2011.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97832" calcext:value-type="float">
            <text:p>2011.0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9544" calcext:value-type="float">
            <text:p>2011.0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61256" calcext:value-type="float">
            <text:p>2011.0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6872" calcext:value-type="float">
            <text:p>2011.0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6768" calcext:value-type="float">
            <text:p>2010.9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57624" calcext:value-type="float">
            <text:p>2010.9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7896" calcext:value-type="float">
            <text:p>2010.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82008" calcext:value-type="float">
            <text:p>2010.9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00296" calcext:value-type="float">
            <text:p>2011.0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0672" calcext:value-type="float">
            <text:p>2010.9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942" calcext:value-type="float">
            <text:p>2010.9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6872" calcext:value-type="float">
            <text:p>2011.0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88104" calcext:value-type="float">
            <text:p>2010.9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85056" calcext:value-type="float">
            <text:p>2010.9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46016" calcext:value-type="float">
            <text:p>2011.0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21632" calcext:value-type="float">
            <text:p>2011.0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3824" calcext:value-type="float">
            <text:p>2011.0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46016" calcext:value-type="float">
            <text:p>2011.0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6768" calcext:value-type="float">
            <text:p>2010.9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42384" calcext:value-type="float">
            <text:p>2010.9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50944" calcext:value-type="float">
            <text:p>2010.8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08856" calcext:value-type="float">
            <text:p>2010.9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08856" calcext:value-type="float">
            <text:p>2010.9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24096" calcext:value-type="float">
            <text:p>2010.9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03344" calcext:value-type="float">
            <text:p>2011.0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85056" calcext:value-type="float">
            <text:p>2010.9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27728" calcext:value-type="float">
            <text:p>2011.0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13072" calcext:value-type="float">
            <text:p>2011.1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10024" calcext:value-type="float">
            <text:p>2011.1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10024" calcext:value-type="float">
            <text:p>2011.1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4408" calcext:value-type="float">
            <text:p>2011.1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136" calcext:value-type="float">
            <text:p>2011.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88688" calcext:value-type="float">
            <text:p>2011.0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52112" calcext:value-type="float">
            <text:p>2011.0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25264" calcext:value-type="float">
            <text:p>2011.1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31944" calcext:value-type="float">
            <text:p>2011.2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9232" calcext:value-type="float">
            <text:p>2011.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9232" calcext:value-type="float">
            <text:p>2011.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136" calcext:value-type="float">
            <text:p>2011.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70984" calcext:value-type="float">
            <text:p>2011.1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64888" calcext:value-type="float">
            <text:p>2011.1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1612" calcext:value-type="float">
            <text:p>2011.1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97832" calcext:value-type="float">
            <text:p>2011.0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5744" calcext:value-type="float">
            <text:p>2011.1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23384" calcext:value-type="float">
            <text:p>2011.3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08728" calcext:value-type="float">
            <text:p>2011.4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72736" calcext:value-type="float">
            <text:p>2011.4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188" calcext:value-type="float">
            <text:p>2011.4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02632" calcext:value-type="float">
            <text:p>2011.4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3488" calcext:value-type="float">
            <text:p>2011.3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39208" calcext:value-type="float">
            <text:p>2011.4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25136" calcext:value-type="float">
            <text:p>2011.6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55616" calcext:value-type="float">
            <text:p>2011.6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1232" calcext:value-type="float">
            <text:p>2011.6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15992" calcext:value-type="float">
            <text:p>2011.6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67808" calcext:value-type="float">
            <text:p>2011.6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58664" calcext:value-type="float">
            <text:p>2011.6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22672" calcext:value-type="float">
            <text:p>2011.7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22672" calcext:value-type="float">
            <text:p>2011.7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47056" calcext:value-type="float">
            <text:p>2011.7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562" calcext:value-type="float">
            <text:p>2011.7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04968" calcext:value-type="float">
            <text:p>2011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2776" calcext:value-type="float">
            <text:p>2011.7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5448" calcext:value-type="float">
            <text:p>2011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764" calcext:value-type="float">
            <text:p>2011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24" calcext:value-type="float">
            <text:p>2011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24" calcext:value-type="float">
            <text:p>2011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716" calcext:value-type="float">
            <text:p>2011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4112" calcext:value-type="float">
            <text:p>2011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4112" calcext:value-type="float">
            <text:p>2011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8872" calcext:value-type="float">
            <text:p>2011.7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0208" calcext:value-type="float">
            <text:p>2011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716" calcext:value-type="float">
            <text:p>2011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4112" calcext:value-type="float">
            <text:p>2011.8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68392" calcext:value-type="float">
            <text:p>2011.7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31816" calcext:value-type="float">
            <text:p>2011.7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6576" calcext:value-type="float">
            <text:p>2011.7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8288" calcext:value-type="float">
            <text:p>2011.6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68392" calcext:value-type="float">
            <text:p>2011.7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0192" calcext:value-type="float">
            <text:p>2011.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04968" calcext:value-type="float">
            <text:p>2011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1064" calcext:value-type="float">
            <text:p>2011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0584" calcext:value-type="float">
            <text:p>2011.7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47056" calcext:value-type="float">
            <text:p>2011.7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4384" calcext:value-type="float">
            <text:p>2011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524" calcext:value-type="float">
            <text:p>2011.6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2572" calcext:value-type="float">
            <text:p>2011.7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31816" calcext:value-type="float">
            <text:p>2011.7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34864" calcext:value-type="float">
            <text:p>2011.7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3528" calcext:value-type="float">
            <text:p>2011.7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8288" calcext:value-type="float">
            <text:p>2011.6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" calcext:value-type="float">
            <text:p>201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9144" calcext:value-type="float">
            <text:p>2011.6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70856" calcext:value-type="float">
            <text:p>2011.6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7328" calcext:value-type="float">
            <text:p>2011.6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6848" calcext:value-type="float">
            <text:p>2011.6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40376" calcext:value-type="float">
            <text:p>2011.6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22088" calcext:value-type="float">
            <text:p>2011.6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4656" calcext:value-type="float">
            <text:p>2011.5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12944" calcext:value-type="float">
            <text:p>2011.6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9896" calcext:value-type="float">
            <text:p>2011.6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4656" calcext:value-type="float">
            <text:p>2011.5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76368" calcext:value-type="float">
            <text:p>2011.5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3696" calcext:value-type="float">
            <text:p>2011.5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5808" calcext:value-type="float">
            <text:p>2011.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28184" calcext:value-type="float">
            <text:p>2011.6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1232" calcext:value-type="float">
            <text:p>2011.6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6576" calcext:value-type="float">
            <text:p>2011.7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1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3048" calcext:value-type="float">
            <text:p>2011.6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67808" calcext:value-type="float">
            <text:p>2011.6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55616" calcext:value-type="float">
            <text:p>2011.6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048" calcext:value-type="float">
            <text:p>2011.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7144" calcext:value-type="float">
            <text:p>2011.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08016" calcext:value-type="float">
            <text:p>2011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0208" calcext:value-type="float">
            <text:p>2011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0208" calcext:value-type="float">
            <text:p>2011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6304" calcext:value-type="float">
            <text:p>2011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9352" calcext:value-type="float">
            <text:p>2011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0208" calcext:value-type="float">
            <text:p>2011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0192" calcext:value-type="float">
            <text:p>2011.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5824" calcext:value-type="float">
            <text:p>2011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08016" calcext:value-type="float">
            <text:p>2011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3632" calcext:value-type="float">
            <text:p>2011.7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0584" calcext:value-type="float">
            <text:p>2011.7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77536" calcext:value-type="float">
            <text:p>2011.7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65344" calcext:value-type="float">
            <text:p>2011.7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53152" calcext:value-type="float">
            <text:p>2011.7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34864" calcext:value-type="float">
            <text:p>2011.7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31816" calcext:value-type="float">
            <text:p>2011.7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6476" calcext:value-type="float">
            <text:p>2011.6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85512" calcext:value-type="float">
            <text:p>2011.5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76368" calcext:value-type="float">
            <text:p>2011.5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25136" calcext:value-type="float">
            <text:p>2011.6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38" calcext:value-type="float">
            <text:p>2011.6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3048" calcext:value-type="float">
            <text:p>2011.6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55616" calcext:value-type="float">
            <text:p>2011.6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52568" calcext:value-type="float">
            <text:p>2011.6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47056" calcext:value-type="float">
            <text:p>2011.7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6304" calcext:value-type="float">
            <text:p>2011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02504" calcext:value-type="float">
            <text:p>2011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0312" calcext:value-type="float">
            <text:p>2011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20792" calcext:value-type="float">
            <text:p>2011.9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29936" calcext:value-type="float">
            <text:p>2011.9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42128" calcext:value-type="float">
            <text:p>2011.9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32984" calcext:value-type="float">
            <text:p>2011.9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29936" calcext:value-type="float">
            <text:p>2011.9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26888" calcext:value-type="float">
            <text:p>2011.9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1168" calcext:value-type="float">
            <text:p>2011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9352" calcext:value-type="float">
            <text:p>2011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31816" calcext:value-type="float">
            <text:p>2011.7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44008" calcext:value-type="float">
            <text:p>2011.7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0192" calcext:value-type="float">
            <text:p>2011.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4216" calcext:value-type="float">
            <text:p>2011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2.003088" calcext:value-type="float">
            <text:p>2012.0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87848" calcext:value-type="float">
            <text:p>2011.9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75656" calcext:value-type="float">
            <text:p>2011.9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81752" calcext:value-type="float">
            <text:p>2011.9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5432" calcext:value-type="float">
            <text:p>2011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6408" calcext:value-type="float">
            <text:p>2011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5072" calcext:value-type="float">
            <text:p>2011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05552" calcext:value-type="float">
            <text:p>2011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4216" calcext:value-type="float">
            <text:p>2011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42128" calcext:value-type="float">
            <text:p>2011.9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72608" calcext:value-type="float">
            <text:p>2011.9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48224" calcext:value-type="float">
            <text:p>2011.9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3908" calcext:value-type="float">
            <text:p>2011.9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20792" calcext:value-type="float">
            <text:p>2011.9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9456" calcext:value-type="float">
            <text:p>2011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0312" calcext:value-type="float">
            <text:p>2011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66512" calcext:value-type="float">
            <text:p>2011.9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60416" calcext:value-type="float">
            <text:p>2011.9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90896" calcext:value-type="float">
            <text:p>2011.9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2.024424" calcext:value-type="float">
            <text:p>2012.0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81752" calcext:value-type="float">
            <text:p>2011.9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3908" calcext:value-type="float">
            <text:p>2011.9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26888" calcext:value-type="float">
            <text:p>2011.9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3908" calcext:value-type="float">
            <text:p>2011.9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45176" calcext:value-type="float">
            <text:p>2011.9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66512" calcext:value-type="float">
            <text:p>2011.9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2-0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36032" calcext:value-type="float">
            <text:p>2011.9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05552" calcext:value-type="float">
            <text:p>2011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2384" calcext:value-type="float">
            <text:p>2011.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72608" calcext:value-type="float">
            <text:p>2011.9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81752" calcext:value-type="float">
            <text:p>2011.9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848" calcext:value-type="float">
            <text:p>2011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2.003088" calcext:value-type="float">
            <text:p>2012.0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3908" calcext:value-type="float">
            <text:p>2011.9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3736" calcext:value-type="float">
            <text:p>2011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1544" calcext:value-type="float">
            <text:p>2011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14696" calcext:value-type="float">
            <text:p>2011.9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1064" calcext:value-type="float">
            <text:p>2011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1064" calcext:value-type="float">
            <text:p>2011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6304" calcext:value-type="float">
            <text:p>2011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9832" calcext:value-type="float">
            <text:p>2011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9456" calcext:value-type="float">
            <text:p>2011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7264" calcext:value-type="float">
            <text:p>2011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4592" calcext:value-type="float">
            <text:p>2011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9456" calcext:value-type="float">
            <text:p>2011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086" calcext:value-type="float">
            <text:p>2011.9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65928" calcext:value-type="float">
            <text:p>2011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562" calcext:value-type="float">
            <text:p>2011.7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74488" calcext:value-type="float">
            <text:p>2011.7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44008" calcext:value-type="float">
            <text:p>2011.7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4592" calcext:value-type="float">
            <text:p>2011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6288" calcext:value-type="float">
            <text:p>2011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5448" calcext:value-type="float">
            <text:p>2011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5824" calcext:value-type="float">
            <text:p>2011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59248" calcext:value-type="float">
            <text:p>2011.7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0584" calcext:value-type="float">
            <text:p>2011.7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2192" calcext:value-type="float">
            <text:p>2011.6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7328" calcext:value-type="float">
            <text:p>2011.6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3528" calcext:value-type="float">
            <text:p>2011.7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8288" calcext:value-type="float">
            <text:p>2011.6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3256" calcext:value-type="float">
            <text:p>2011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47056" calcext:value-type="float">
            <text:p>2011.7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9624" calcext:value-type="float">
            <text:p>2011.7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47056" calcext:value-type="float">
            <text:p>2011.7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4656" calcext:value-type="float">
            <text:p>2011.5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25136" calcext:value-type="float">
            <text:p>2011.6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43424" calcext:value-type="float">
            <text:p>2011.6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55616" calcext:value-type="float">
            <text:p>2011.6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6476" calcext:value-type="float">
            <text:p>2011.6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6096" calcext:value-type="float">
            <text:p>2011.6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28768" calcext:value-type="float">
            <text:p>2011.7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53152" calcext:value-type="float">
            <text:p>2011.7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7432" calcext:value-type="float">
            <text:p>2011.7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79416" calcext:value-type="float">
            <text:p>2011.5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1904" calcext:value-type="float">
            <text:p>2011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73904" calcext:value-type="float">
            <text:p>2011.6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0752" calcext:value-type="float">
            <text:p>2011.6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38624" calcext:value-type="float">
            <text:p>2011.3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32528" calcext:value-type="float">
            <text:p>2011.3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84928" calcext:value-type="float">
            <text:p>2011.4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58664" calcext:value-type="float">
            <text:p>2011.6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0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" calcext:value-type="float">
            <text:p>201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61712" calcext:value-type="float">
            <text:p>2011.6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64176" calcext:value-type="float">
            <text:p>2011.5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6664" calcext:value-type="float">
            <text:p>2011.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72736" calcext:value-type="float">
            <text:p>2011.4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1608" calcext:value-type="float">
            <text:p>2011.5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3428" calcext:value-type="float">
            <text:p>2011.6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76368" calcext:value-type="float">
            <text:p>2011.5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67224" calcext:value-type="float">
            <text:p>2011.5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09312" calcext:value-type="float">
            <text:p>2011.5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2092" calcext:value-type="float">
            <text:p>2011.4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99584" calcext:value-type="float">
            <text:p>2011.3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81296" calcext:value-type="float">
            <text:p>2011.3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72152" calcext:value-type="float">
            <text:p>2011.3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69104" calcext:value-type="float">
            <text:p>2011.3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53864" calcext:value-type="float">
            <text:p>2011.3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4472" calcext:value-type="float">
            <text:p>2011.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80712" calcext:value-type="float">
            <text:p>2011.2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28896" calcext:value-type="float">
            <text:p>2011.2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71568" calcext:value-type="float">
            <text:p>2011.2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6852" calcext:value-type="float">
            <text:p>2011.2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7708" calcext:value-type="float">
            <text:p>2011.1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83176" calcext:value-type="float">
            <text:p>2011.1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04512" calcext:value-type="float">
            <text:p>2011.2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7708" calcext:value-type="float">
            <text:p>2011.1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80128" calcext:value-type="float">
            <text:p>2011.1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67936" calcext:value-type="float">
            <text:p>2011.1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16704" calcext:value-type="float">
            <text:p>2011.2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16704" calcext:value-type="float">
            <text:p>2011.2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04512" calcext:value-type="float">
            <text:p>2011.2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89272" calcext:value-type="float">
            <text:p>2011.1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86224" calcext:value-type="float">
            <text:p>2011.1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5744" calcext:value-type="float">
            <text:p>2011.1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94784" calcext:value-type="float">
            <text:p>2011.0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8564" calcext:value-type="float">
            <text:p>2011.0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13656" calcext:value-type="float">
            <text:p>2011.2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25848" calcext:value-type="float">
            <text:p>2011.2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16704" calcext:value-type="float">
            <text:p>2011.2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01464" calcext:value-type="float">
            <text:p>2011.2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49648" calcext:value-type="float">
            <text:p>2011.1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136" calcext:value-type="float">
            <text:p>2011.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67936" calcext:value-type="float">
            <text:p>2011.1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4408" calcext:value-type="float">
            <text:p>2011.1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13072" calcext:value-type="float">
            <text:p>2011.1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9544" calcext:value-type="float">
            <text:p>2011.0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04" calcext:value-type="float">
            <text:p>2011.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2468" calcext:value-type="float">
            <text:p>2011.0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42968" calcext:value-type="float">
            <text:p>2011.0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52112" calcext:value-type="float">
            <text:p>2011.0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0088" calcext:value-type="float">
            <text:p>2011.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06976" calcext:value-type="float">
            <text:p>2011.1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04" calcext:value-type="float">
            <text:p>2011.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7896" calcext:value-type="float">
            <text:p>2010.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51528" calcext:value-type="float">
            <text:p>2010.9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3448" calcext:value-type="float">
            <text:p>2011.0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04" calcext:value-type="float">
            <text:p>2011.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3448" calcext:value-type="float">
            <text:p>2011.0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58208" calcext:value-type="float">
            <text:p>2011.0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82592" calcext:value-type="float">
            <text:p>2011.0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9544" calcext:value-type="float">
            <text:p>2011.0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9544" calcext:value-type="float">
            <text:p>2011.0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82592" calcext:value-type="float">
            <text:p>2011.0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52112" calcext:value-type="float">
            <text:p>2011.0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64304" calcext:value-type="float">
            <text:p>2011.0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46016" calcext:value-type="float">
            <text:p>2011.0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6872" calcext:value-type="float">
            <text:p>2011.0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6768" calcext:value-type="float">
            <text:p>2010.9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18" calcext:value-type="float">
            <text:p>2010.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36288" calcext:value-type="float">
            <text:p>2010.9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45432" calcext:value-type="float">
            <text:p>2010.9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00296" calcext:value-type="float">
            <text:p>2011.0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27144" calcext:value-type="float">
            <text:p>2010.9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75912" calcext:value-type="float">
            <text:p>2010.9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942" calcext:value-type="float">
            <text:p>2010.9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03344" calcext:value-type="float">
            <text:p>2011.0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27728" calcext:value-type="float">
            <text:p>2011.0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12488" calcext:value-type="float">
            <text:p>2011.0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72864" calcext:value-type="float">
            <text:p>2010.9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0944" calcext:value-type="float">
            <text:p>2011.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88104" calcext:value-type="float">
            <text:p>2010.9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00296" calcext:value-type="float">
            <text:p>2011.0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85056" calcext:value-type="float">
            <text:p>2010.9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0776" calcext:value-type="float">
            <text:p>2011.0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5516" calcext:value-type="float">
            <text:p>2011.0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3448" calcext:value-type="float">
            <text:p>2011.0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67352" calcext:value-type="float">
            <text:p>2011.0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3824" calcext:value-type="float">
            <text:p>2011.0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942" calcext:value-type="float">
            <text:p>2010.9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9816" calcext:value-type="float">
            <text:p>2010.9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03344" calcext:value-type="float">
            <text:p>2011.0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72864" calcext:value-type="float">
            <text:p>2010.9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39336" calcext:value-type="float">
            <text:p>2010.9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372" calcext:value-type="float">
            <text:p>2010.9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75328" calcext:value-type="float">
            <text:p>2010.8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11904" calcext:value-type="float">
            <text:p>2010.9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03344" calcext:value-type="float">
            <text:p>2011.0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5516" calcext:value-type="float">
            <text:p>2011.0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46016" calcext:value-type="float">
            <text:p>2011.0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49064" calcext:value-type="float">
            <text:p>2011.0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5516" calcext:value-type="float">
            <text:p>2011.0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3824" calcext:value-type="float">
            <text:p>2011.0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2468" calcext:value-type="float">
            <text:p>2011.0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9816" calcext:value-type="float">
            <text:p>2010.9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36288" calcext:value-type="float">
            <text:p>2010.9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85056" calcext:value-type="float">
            <text:p>2010.9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11904" calcext:value-type="float">
            <text:p>2010.9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53992" calcext:value-type="float">
            <text:p>2010.8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5704" calcext:value-type="float">
            <text:p>2010.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96664" calcext:value-type="float">
            <text:p>2010.8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7896" calcext:value-type="float">
            <text:p>2010.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52112" calcext:value-type="float">
            <text:p>2011.0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06392" calcext:value-type="float">
            <text:p>2011.0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47896" calcext:value-type="float">
            <text:p>2010.8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85056" calcext:value-type="float">
            <text:p>2010.9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91152" calcext:value-type="float">
            <text:p>2010.9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6872" calcext:value-type="float">
            <text:p>2011.0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75912" calcext:value-type="float">
            <text:p>2010.9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97248" calcext:value-type="float">
            <text:p>2010.9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3448" calcext:value-type="float">
            <text:p>2011.0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06976" calcext:value-type="float">
            <text:p>2011.1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1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00296" calcext:value-type="float">
            <text:p>2011.0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466" calcext:value-type="float">
            <text:p>2011.1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8792" calcext:value-type="float">
            <text:p>2011.1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22216" calcext:value-type="float">
            <text:p>2011.1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5744" calcext:value-type="float">
            <text:p>2011.1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8792" calcext:value-type="float">
            <text:p>2011.1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7456" calcext:value-type="float">
            <text:p>2011.1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06976" calcext:value-type="float">
            <text:p>2011.1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67936" calcext:value-type="float">
            <text:p>2011.1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34408" calcext:value-type="float">
            <text:p>2011.1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992" calcext:value-type="float">
            <text:p>2011.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0672" calcext:value-type="float">
            <text:p>2010.9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67936" calcext:value-type="float">
            <text:p>2011.1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67936" calcext:value-type="float">
            <text:p>2011.1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22216" calcext:value-type="float">
            <text:p>2011.1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25264" calcext:value-type="float">
            <text:p>2011.1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01464" calcext:value-type="float">
            <text:p>2011.2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34992" calcext:value-type="float">
            <text:p>2011.2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6852" calcext:value-type="float">
            <text:p>2011.2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69104" calcext:value-type="float">
            <text:p>2011.3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84344" calcext:value-type="float">
            <text:p>2011.3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08728" calcext:value-type="float">
            <text:p>2011.4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63008" calcext:value-type="float">
            <text:p>2011.3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32528" calcext:value-type="float">
            <text:p>2011.3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08144" calcext:value-type="float">
            <text:p>2011.3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69104" calcext:value-type="float">
            <text:p>2011.3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38624" calcext:value-type="float">
            <text:p>2011.3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84344" calcext:value-type="float">
            <text:p>2011.3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56912" calcext:value-type="float">
            <text:p>2011.3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02048" calcext:value-type="float">
            <text:p>2011.3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35576" calcext:value-type="float">
            <text:p>2011.3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72736" calcext:value-type="float">
            <text:p>2011.4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94072" calcext:value-type="float">
            <text:p>2011.4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21504" calcext:value-type="float">
            <text:p>2011.5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0648" calcext:value-type="float">
            <text:p>2011.5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3696" calcext:value-type="float">
            <text:p>2011.5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75784" calcext:value-type="float">
            <text:p>2011.4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91024" calcext:value-type="float">
            <text:p>2011.4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94072" calcext:value-type="float">
            <text:p>2011.4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51984" calcext:value-type="float">
            <text:p>2011.5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4284" calcext:value-type="float">
            <text:p>2011.5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3696" calcext:value-type="float">
            <text:p>2011.5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4284" calcext:value-type="float">
            <text:p>2011.5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45888" calcext:value-type="float">
            <text:p>2011.5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61128" calcext:value-type="float">
            <text:p>2011.5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15992" calcext:value-type="float">
            <text:p>2011.6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28184" calcext:value-type="float">
            <text:p>2011.6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94656" calcext:value-type="float">
            <text:p>2011.5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06264" calcext:value-type="float">
            <text:p>2011.5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69104" calcext:value-type="float">
            <text:p>2011.3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11776" calcext:value-type="float">
            <text:p>2011.4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4284" calcext:value-type="float">
            <text:p>2011.5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9712" calcext:value-type="float">
            <text:p>2011.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79416" calcext:value-type="float">
            <text:p>2011.5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038" calcext:value-type="float">
            <text:p>2011.6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52568" calcext:value-type="float">
            <text:p>2011.6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50104" calcext:value-type="float">
            <text:p>2011.7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562" calcext:value-type="float">
            <text:p>2011.7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9624" calcext:value-type="float">
            <text:p>2011.7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9624" calcext:value-type="float">
            <text:p>2011.7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28768" calcext:value-type="float">
            <text:p>2011.7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37912" calcext:value-type="float">
            <text:p>2011.7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8872" calcext:value-type="float">
            <text:p>2011.7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9352" calcext:value-type="float">
            <text:p>2011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24" calcext:value-type="float">
            <text:p>2011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0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74488" calcext:value-type="float">
            <text:p>2011.7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6304" calcext:value-type="float">
            <text:p>2011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764" calcext:value-type="float">
            <text:p>2011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812" calcext:value-type="float">
            <text:p>2011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68976" calcext:value-type="float">
            <text:p>2011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4216" calcext:value-type="float">
            <text:p>2011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3736" calcext:value-type="float">
            <text:p>2011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1544" calcext:value-type="float">
            <text:p>2011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36032" calcext:value-type="float">
            <text:p>2011.9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48224" calcext:value-type="float">
            <text:p>2011.9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32984" calcext:value-type="float">
            <text:p>2011.9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8496" calcext:value-type="float">
            <text:p>2011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6408" calcext:value-type="float">
            <text:p>2011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7264" calcext:value-type="float">
            <text:p>2011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9456" calcext:value-type="float">
            <text:p>2011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32984" calcext:value-type="float">
            <text:p>2011.9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57368" calcext:value-type="float">
            <text:p>2011.9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78704" calcext:value-type="float">
            <text:p>2011.9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63464" calcext:value-type="float">
            <text:p>2011.9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57368" calcext:value-type="float">
            <text:p>2011.9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848" calcext:value-type="float">
            <text:p>2011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6956" calcext:value-type="float">
            <text:p>2011.9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57368" calcext:value-type="float">
            <text:p>2011.9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66512" calcext:value-type="float">
            <text:p>2011.9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72608" calcext:value-type="float">
            <text:p>2011.9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81752" calcext:value-type="float">
            <text:p>2011.9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96992" calcext:value-type="float">
            <text:p>2011.9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848" calcext:value-type="float">
            <text:p>2011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2.006136" calcext:value-type="float">
            <text:p>2012.0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2.006136" calcext:value-type="float">
            <text:p>2012.0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2.006136" calcext:value-type="float">
            <text:p>2012.0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90896" calcext:value-type="float">
            <text:p>2011.9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2.00004" calcext:value-type="float">
            <text:p>2012.0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2.006136" calcext:value-type="float">
            <text:p>2012.0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2.012232" calcext:value-type="float">
            <text:p>2012.0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2.012232" calcext:value-type="float">
            <text:p>2012.0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2.024424" calcext:value-type="float">
            <text:p>2012.0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2.042712" calcext:value-type="float">
            <text:p>2012.0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2.009184" calcext:value-type="float">
            <text:p>2012.0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2.00004" calcext:value-type="float">
            <text:p>2012.0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2.006136" calcext:value-type="float">
            <text:p>2012.0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2.009184" calcext:value-type="float">
            <text:p>2012.0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2.006136" calcext:value-type="float">
            <text:p>2012.0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2.00004" calcext:value-type="float">
            <text:p>2012.0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90896" calcext:value-type="float">
            <text:p>2011.9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848" calcext:value-type="float">
            <text:p>2011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87848" calcext:value-type="float">
            <text:p>2011.9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87848" calcext:value-type="float">
            <text:p>2011.9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78704" calcext:value-type="float">
            <text:p>2011.9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66512" calcext:value-type="float">
            <text:p>2011.9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72608" calcext:value-type="float">
            <text:p>2011.9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5432" calcext:value-type="float">
            <text:p>2011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20792" calcext:value-type="float">
            <text:p>2011.9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2024" calcext:value-type="float">
            <text:p>2011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4592" calcext:value-type="float">
            <text:p>2011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8496" calcext:value-type="float">
            <text:p>2011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4592" calcext:value-type="float">
            <text:p>2011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3736" calcext:value-type="float">
            <text:p>2011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5448" calcext:value-type="float">
            <text:p>2011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0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1064" calcext:value-type="float">
            <text:p>2011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6784" calcext:value-type="float">
            <text:p>2011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2024" calcext:value-type="float">
            <text:p>2011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4216" calcext:value-type="float">
            <text:p>2011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0312" calcext:value-type="float">
            <text:p>2011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20792" calcext:value-type="float">
            <text:p>2011.9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60416" calcext:value-type="float">
            <text:p>2011.9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81752" calcext:value-type="float">
            <text:p>2011.9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2.00004" calcext:value-type="float">
            <text:p>2012.0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90896" calcext:value-type="float">
            <text:p>2011.9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75656" calcext:value-type="float">
            <text:p>2011.9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60416" calcext:value-type="float">
            <text:p>2011.9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60416" calcext:value-type="float">
            <text:p>2011.9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60416" calcext:value-type="float">
            <text:p>2011.9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81752" calcext:value-type="float">
            <text:p>2011.9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78704" calcext:value-type="float">
            <text:p>2011.9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96992" calcext:value-type="float">
            <text:p>2011.9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17744" calcext:value-type="float">
            <text:p>2011.9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0312" calcext:value-type="float">
            <text:p>2011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4216" calcext:value-type="float">
            <text:p>2011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0312" calcext:value-type="float">
            <text:p>2011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4216" calcext:value-type="float">
            <text:p>2011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2024" calcext:value-type="float">
            <text:p>2011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0688" calcext:value-type="float">
            <text:p>2011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0208" calcext:value-type="float">
            <text:p>2011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3632" calcext:value-type="float">
            <text:p>2011.7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7144" calcext:value-type="float">
            <text:p>2011.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24" calcext:value-type="float">
            <text:p>2011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0192" calcext:value-type="float">
            <text:p>2011.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37912" calcext:value-type="float">
            <text:p>2011.7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7432" calcext:value-type="float">
            <text:p>2011.7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34864" calcext:value-type="float">
            <text:p>2011.7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68392" calcext:value-type="float">
            <text:p>2011.7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716" calcext:value-type="float">
            <text:p>2011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1168" calcext:value-type="float">
            <text:p>2011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6408" calcext:value-type="float">
            <text:p>2011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336" calcext:value-type="float">
            <text:p>2011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812" calcext:value-type="float">
            <text:p>2011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1168" calcext:value-type="float">
            <text:p>2011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9456" calcext:value-type="float">
            <text:p>2011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6408" calcext:value-type="float">
            <text:p>2011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0312" calcext:value-type="float">
            <text:p>2011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4216" calcext:value-type="float">
            <text:p>2011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6408" calcext:value-type="float">
            <text:p>2011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9456" calcext:value-type="float">
            <text:p>2011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9456" calcext:value-type="float">
            <text:p>2011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4216" calcext:value-type="float">
            <text:p>2011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812" calcext:value-type="float">
            <text:p>2011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336" calcext:value-type="float">
            <text:p>2011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1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2024" calcext:value-type="float">
            <text:p>2011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1168" calcext:value-type="float">
            <text:p>2011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2024" calcext:value-type="float">
            <text:p>2011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812" calcext:value-type="float">
            <text:p>2011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5072" calcext:value-type="float">
            <text:p>2011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9832" calcext:value-type="float">
            <text:p>2011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6784" calcext:value-type="float">
            <text:p>2011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4592" calcext:value-type="float">
            <text:p>2011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0688" calcext:value-type="float">
            <text:p>2011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0688" calcext:value-type="float">
            <text:p>2011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8496" calcext:value-type="float">
            <text:p>2011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8496" calcext:value-type="float">
            <text:p>2011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8496" calcext:value-type="float">
            <text:p>2011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3736" calcext:value-type="float">
            <text:p>2011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3736" calcext:value-type="float">
            <text:p>2011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1168" calcext:value-type="float">
            <text:p>2011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05552" calcext:value-type="float">
            <text:p>2011.9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902504" calcext:value-type="float">
            <text:p>2011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90312" calcext:value-type="float">
            <text:p>2011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812" calcext:value-type="float">
            <text:p>2011.8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1168" calcext:value-type="float">
            <text:p>2011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6288" calcext:value-type="float">
            <text:p>2011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4592" calcext:value-type="float">
            <text:p>2011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5448" calcext:value-type="float">
            <text:p>2011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5448" calcext:value-type="float">
            <text:p>2011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9352" calcext:value-type="float">
            <text:p>2011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0192" calcext:value-type="float">
            <text:p>2011.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3736" calcext:value-type="float">
            <text:p>2011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764" calcext:value-type="float">
            <text:p>2011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6784" calcext:value-type="float">
            <text:p>2011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65928" calcext:value-type="float">
            <text:p>2011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9832" calcext:value-type="float">
            <text:p>2011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6288" calcext:value-type="float">
            <text:p>2011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65928" calcext:value-type="float">
            <text:p>2011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5072" calcext:value-type="float">
            <text:p>2011.8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81168" calcext:value-type="float">
            <text:p>2011.8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2024" calcext:value-type="float">
            <text:p>2011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3736" calcext:value-type="float">
            <text:p>2011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6784" calcext:value-type="float">
            <text:p>2011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6784" calcext:value-type="float">
            <text:p>2011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6784" calcext:value-type="float">
            <text:p>2011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68976" calcext:value-type="float">
            <text:p>2011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72024" calcext:value-type="float">
            <text:p>2011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6784" calcext:value-type="float">
            <text:p>2011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24" calcext:value-type="float">
            <text:p>2011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716" calcext:value-type="float">
            <text:p>2011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2776" calcext:value-type="float">
            <text:p>2011.7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5824" calcext:value-type="float">
            <text:p>2011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2776" calcext:value-type="float">
            <text:p>2011.7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08016" calcext:value-type="float">
            <text:p>2011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716" calcext:value-type="float">
            <text:p>2011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5448" calcext:value-type="float">
            <text:p>2011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324" calcext:value-type="float">
            <text:p>2011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08016" calcext:value-type="float">
            <text:p>2011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2776" calcext:value-type="float">
            <text:p>2011.7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3256" calcext:value-type="float">
            <text:p>2011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716" calcext:value-type="float">
            <text:p>2011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3256" calcext:value-type="float">
            <text:p>2011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44592" calcext:value-type="float">
            <text:p>2011.8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0208" calcext:value-type="float">
            <text:p>2011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5824" calcext:value-type="float">
            <text:p>2011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92776" calcext:value-type="float">
            <text:p>2011.7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0584" calcext:value-type="float">
            <text:p>2011.7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668" calcext:value-type="float">
            <text:p>2011.7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11064" calcext:value-type="float">
            <text:p>2011.8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0208" calcext:value-type="float">
            <text:p>2011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26304" calcext:value-type="float">
            <text:p>2011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1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80584" calcext:value-type="float">
            <text:p>2011.7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62296" calcext:value-type="float">
            <text:p>2011.7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7144" calcext:value-type="float">
            <text:p>2011.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44008" calcext:value-type="float">
            <text:p>2011.7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31816" calcext:value-type="float">
            <text:p>2011.7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6576" calcext:value-type="float">
            <text:p>2011.7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16576" calcext:value-type="float">
            <text:p>2011.7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524" calcext:value-type="float">
            <text:p>2011.6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1336" calcext:value-type="float">
            <text:p>2011.7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7432" calcext:value-type="float">
            <text:p>2011.7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4384" calcext:value-type="float">
            <text:p>2011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2192" calcext:value-type="float">
            <text:p>2011.6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9144" calcext:value-type="float">
            <text:p>2011.6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8288" calcext:value-type="float">
            <text:p>2011.6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92192" calcext:value-type="float">
            <text:p>2011.6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70856" calcext:value-type="float">
            <text:p>2011.6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" calcext:value-type="float">
            <text:p>201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70856" calcext:value-type="float">
            <text:p>2011.6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76952" calcext:value-type="float">
            <text:p>2011.6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86096" calcext:value-type="float">
            <text:p>2011.6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70856" calcext:value-type="float">
            <text:p>2011.6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61712" calcext:value-type="float">
            <text:p>2011.6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4952" calcext:value-type="float">
            <text:p>2011.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52568" calcext:value-type="float">
            <text:p>2011.6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73904" calcext:value-type="float">
            <text:p>2011.6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4952" calcext:value-type="float">
            <text:p>2011.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55616" calcext:value-type="float">
            <text:p>2011.6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643424" calcext:value-type="float">
            <text:p>2011.6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82464" calcext:value-type="float">
            <text:p>2011.5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5808" calcext:value-type="float">
            <text:p>2011.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48936" calcext:value-type="float">
            <text:p>2011.5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6744" calcext:value-type="float">
            <text:p>2011.5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30648" calcext:value-type="float">
            <text:p>2011.5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5276" calcext:value-type="float">
            <text:p>2011.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94072" calcext:value-type="float">
            <text:p>2011.4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78832" calcext:value-type="float">
            <text:p>2011.4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4448" calcext:value-type="float">
            <text:p>2011.4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45304" calcext:value-type="float">
            <text:p>2011.4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514" calcext:value-type="float">
            <text:p>2011.4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48352" calcext:value-type="float">
            <text:p>2011.4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27016" calcext:value-type="float">
            <text:p>2011.4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402632" calcext:value-type="float">
            <text:p>2011.4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50816" calcext:value-type="float">
            <text:p>2011.3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08144" calcext:value-type="float">
            <text:p>2011.3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6852" calcext:value-type="float">
            <text:p>2011.2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13656" calcext:value-type="float">
            <text:p>2011.2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2948" calcext:value-type="float">
            <text:p>2011.3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302048" calcext:value-type="float">
            <text:p>2011.3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5328" calcext:value-type="float">
            <text:p>2011.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83176" calcext:value-type="float">
            <text:p>2011.1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89272" calcext:value-type="float">
            <text:p>2011.1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6852" calcext:value-type="float">
            <text:p>2011.2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80712" calcext:value-type="float">
            <text:p>2011.2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25848" calcext:value-type="float">
            <text:p>2011.2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80128" calcext:value-type="float">
            <text:p>2011.1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58792" calcext:value-type="float">
            <text:p>2011.1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11612" calcext:value-type="float">
            <text:p>2011.1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5516" calcext:value-type="float">
            <text:p>2011.0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03344" calcext:value-type="float">
            <text:p>2011.0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73448" calcext:value-type="float">
            <text:p>2011.0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15536" calcext:value-type="float">
            <text:p>2011.0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61256" calcext:value-type="float">
            <text:p>2011.0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12488" calcext:value-type="float">
            <text:p>2011.0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30776" calcext:value-type="float">
            <text:p>2011.0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24096" calcext:value-type="float">
            <text:p>2010.9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850944" calcext:value-type="float">
            <text:p>2010.8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05808" calcext:value-type="float">
            <text:p>2010.9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66768" calcext:value-type="float">
            <text:p>2010.9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39336" calcext:value-type="float">
            <text:p>2010.9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21048" calcext:value-type="float">
            <text:p>2010.9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10-05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0.918" calcext:value-type="float">
            <text:p>2010.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08-12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250232" calcext:value-type="float">
            <text:p>2011.2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06-1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853736" calcext:value-type="float">
            <text:p>2011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04384" calcext:value-type="float">
            <text:p>2011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2015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762296" calcext:value-type="float">
            <text:p>2011.7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24104374101</text:p>
          </table:table-cell>
          <table:table-cell office:value-type="string" calcext:value-type="string">
            <text:p>SC00806526DA UDAW 14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1.061256" calcext:value-type="float">
            <text:p>2011.0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96" meta:object-count="0"/>
    <meta:user-defined meta:name="AppVersion">3.0</meta:user-defined>
  </office:meta>
</office:document-meta>
</file>